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1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round" svg:stroke-linecap="butt" draw:fill="none" draw:textarea-vertical-align="top" draw:auto-grow-height="false" fo:min-height="0cm" fo:min-width="0.74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svg:stroke-linecap="butt" draw:fill="none" draw:textarea-vertical-align="top" draw:auto-grow-height="false" fo:min-height="0cm" fo:min-width="0.43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round" svg:stroke-linecap="butt" draw:fill="none" draw:textarea-vertical-align="top" draw:auto-grow-height="false" fo:min-height="0cm" fo:min-width="0.10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stroke-linejoin="round" svg:stroke-linecap="butt" draw:fill="none" draw:textarea-vertical-align="top" draw:auto-grow-height="false" fo:min-height="0.182cm" fo:min-width="0.72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9" style:family="graphic" style:parent-style-name="standard">
      <style:graphic-properties svg:stroke-color="#000000" draw:marker-end="Arrow" draw:textarea-vertical-align="middle"/>
    </style:style>
    <style:style style:name="gr10" style:family="graphic" style:parent-style-name="standard">
      <style:graphic-properties svg:stroke-color="#ffffff" svg:stroke-opacity="0%" draw:fill-color="#b2b2b2" draw:textarea-horizontal-align="justify" draw:textarea-vertical-align="middle" draw:auto-grow-height="false" fo:min-height="0.55cm" fo:min-width="0.7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6cm"/>
      <style:paragraph-properties style:writing-mode="lr-tb"/>
    </style:style>
    <style:style style:name="gr13" style:family="graphic" style:parent-style-name="standard">
      <style:graphic-properties svg:stroke-opacity="0%" draw:fill-color="#b2b2b2" draw:textarea-horizontal-align="justify" draw:textarea-vertical-align="middle" draw:auto-grow-height="false" fo:min-height="0.55cm" fo:min-width="0.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51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opacity="0%" draw:fill-color="#ff8000" draw:textarea-horizontal-align="justify" draw:textarea-vertical-align="middle" draw:auto-grow-height="false" fo:min-height="0.55cm" fo:min-width="0.9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297cm" style:use-optimal-column-width="false"/>
    </style:style>
    <style:style style:name="co2" style:family="table-column">
      <style:table-column-properties style:column-width="1.345cm" style:use-optimal-column-width="false"/>
    </style:style>
    <style:style style:name="ro1" style:family="table-row">
      <style:table-row-properties style:row-height="1.319cm" style:use-optimal-row-height="false"/>
    </style:style>
    <style:style style:name="ro2" style:family="table-row">
      <style:table-row-properties style:row-height="1.321cm" style:use-optimal-row-height="false"/>
    </style:style>
    <style:style style:name="ce1" style:family="table-cell">
      <style:paragraph-properties fo:text-align="center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  <style:text-properties fo:font-size="33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9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color="#ff0000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b2b2b2"/>
      <style:paragraph-properties fo:text-align="center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-color="#ff8000"/>
      <style:paragraph-properties fo:text-align="center"/>
      <style:text-properties fo:color="#ff8000" fo:font-size="13pt" style:font-size-asian="13pt" style:font-size-complex="13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-color="#ff8000"/>
      <style:paragraph-properties fo:text-align="center"/>
      <style:text-properties fo:color="#ff8000" fo:font-size="10pt" style:font-size-asian="10pt" style:font-size-complex="10pt"/>
    </style:style>
    <style:style style:name="T1" style:family="text">
      <style:text-properties fo:font-size="33pt"/>
    </style:style>
    <style:style style:name="T2" style:family="text">
      <style:text-properties fo:font-size="29pt"/>
    </style:style>
    <style:style style:name="T3" style:family="text">
      <style:text-properties fo:color="#ff0000" fo:font-size="29pt"/>
    </style:style>
    <style:style style:name="T4" style:family="text">
      <style:text-properties fo:font-size="18pt"/>
    </style:style>
    <style:style style:name="T5" style:family="text">
      <style:text-properties fo:color="#000000" fo:font-size="29pt"/>
    </style:style>
    <style:style style:name="T6" style:family="text">
      <style:text-properties fo:color="#111111" fo:font-size="29pt"/>
    </style:style>
    <style:style style:name="T7" style:family="text">
      <style:text-properties fo:color="#ff0000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xercício 8 – Tabela Hash com Encadeamento</text:span></text:p>
          </draw:text-box>
        </draw:frame>
        <draw:g draw:name="Agrupar 13">
          <draw:g draw:name="Google Shape;568;p50">
            <draw:custom-shape draw:name="Google Shape;569;p50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draw:name="Agrupar 13_0">
          <draw:g draw:name="Google Shape;568;p50_0">
            <draw:custom-shape draw:name="Google Shape;569;p50_0" draw:style-name="gr1" draw:text-style-name="P2" draw:layer="layout" svg:width="1.242cm" svg:height="0.002cm" svg:x="14.582cm" svg:y="6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0" draw:style-name="gr2" draw:text-style-name="P2" draw:layer="layout" svg:width="0.938cm" svg:height="0.002cm" svg:x="14.749cm" svg:y="6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0" draw:style-name="gr3" draw:text-style-name="P2" draw:layer="layout" svg:width="0.603cm" svg:height="0.003cm" svg:x="14.915cm" svg:y="6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0" draw:style-name="gr4" draw:text-style-name="P2" draw:layer="layout" svg:width="1.226cm" svg:height="0.431cm" svg:x="14.655cm" svg:y="5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">
          <draw:g draw:name="Google Shape;568;p50_1">
            <draw:custom-shape draw:name="Google Shape;569;p50_1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">
          <draw:g draw:name="Google Shape;568;p50_2">
            <draw:custom-shape draw:name="Google Shape;569;p50_2" draw:style-name="gr1" draw:text-style-name="P2" draw:layer="layout" svg:width="1.242cm" svg:height="0.002cm" svg:x="14.5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" draw:style-name="gr2" draw:text-style-name="P2" draw:layer="layout" svg:width="0.938cm" svg:height="0.002cm" svg:x="14.7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" draw:style-name="gr3" draw:text-style-name="P2" draw:layer="layout" svg:width="0.603cm" svg:height="0.003cm" svg:x="14.9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" draw:style-name="gr4" draw:text-style-name="P2" draw:layer="layout" svg:width="1.226cm" svg:height="0.431cm" svg:x="14.6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4">
          <draw:g draw:name="Google Shape;568;p50_4">
            <draw:custom-shape draw:name="Google Shape;569;p50_4" draw:style-name="gr1" draw:text-style-name="P2" draw:layer="layout" svg:width="1.242cm" svg:height="0.002cm" svg:x="14.582cm" svg:y="10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" draw:style-name="gr2" draw:text-style-name="P2" draw:layer="layout" svg:width="0.938cm" svg:height="0.002cm" svg:x="14.749cm" svg:y="10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" draw:style-name="gr3" draw:text-style-name="P2" draw:layer="layout" svg:width="0.603cm" svg:height="0.003cm" svg:x="14.915cm" svg:y="10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" draw:style-name="gr4" draw:text-style-name="P2" draw:layer="layout" svg:width="1.226cm" svg:height="0.431cm" svg:x="14.655cm" svg:y="9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5">
          <draw:g draw:name="Google Shape;568;p50_5">
            <draw:custom-shape draw:name="Google Shape;569;p50_5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6">
          <draw:g draw:name="Google Shape;568;p50_6">
            <draw:custom-shape draw:name="Google Shape;569;p50_6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7">
          <draw:g draw:name="Google Shape;568;p50_7">
            <draw:custom-shape draw:name="Google Shape;569;p50_7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5" draw:text-style-name="P3" draw:layer="layout" svg:width="4.757cm" svg:height="0.962cm" svg:x="1.843cm" svg:y="4.838cm">
          <draw:text-box>
            <text:p>h(k) = k mod m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</text:span><text:span text:style-name="T3">43</text:span><text:span text:style-name="T2">, 52, 17, 27, 9, 5, 8, 80, 4, </text:span><text:span text:style-name="T2">65</text:span></text:p>
          </draw:text-box>
        </draw:frame>
        <draw:g draw:name="Agrupar 13_3">
          <draw:g draw:name="Google Shape;568;p50_3">
            <draw:custom-shape draw:name="Google Shape;569;p50_3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draw:name="Agrupar 13_8">
          <draw:g draw:name="Google Shape;568;p50_8">
            <draw:custom-shape draw:name="Google Shape;569;p50_8" draw:style-name="gr1" draw:text-style-name="P2" draw:layer="layout" svg:width="1.242cm" svg:height="0.002cm" svg:x="14.582cm" svg:y="6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" draw:style-name="gr2" draw:text-style-name="P2" draw:layer="layout" svg:width="0.938cm" svg:height="0.002cm" svg:x="14.749cm" svg:y="6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" draw:style-name="gr3" draw:text-style-name="P2" draw:layer="layout" svg:width="0.603cm" svg:height="0.003cm" svg:x="14.915cm" svg:y="6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" draw:style-name="gr4" draw:text-style-name="P2" draw:layer="layout" svg:width="1.226cm" svg:height="0.431cm" svg:x="14.655cm" svg:y="5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9">
          <draw:g draw:name="Google Shape;568;p50_9">
            <draw:custom-shape draw:name="Google Shape;569;p50_9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0">
          <draw:g draw:name="Google Shape;568;p50_10">
            <draw:custom-shape draw:name="Google Shape;569;p50_10" draw:style-name="gr1" draw:text-style-name="P2" draw:layer="layout" svg:width="1.242cm" svg:height="0.002cm" svg:x="14.5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" draw:style-name="gr2" draw:text-style-name="P2" draw:layer="layout" svg:width="0.938cm" svg:height="0.002cm" svg:x="14.7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" draw:style-name="gr3" draw:text-style-name="P2" draw:layer="layout" svg:width="0.603cm" svg:height="0.003cm" svg:x="14.9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" draw:style-name="gr4" draw:text-style-name="P2" draw:layer="layout" svg:width="1.226cm" svg:height="0.431cm" svg:x="14.6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1">
          <draw:g draw:name="Google Shape;568;p50_11">
            <draw:custom-shape draw:name="Google Shape;569;p50_11" draw:style-name="gr1" draw:text-style-name="P2" draw:layer="layout" svg:width="1.242cm" svg:height="0.002cm" svg:x="14.582cm" svg:y="10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" draw:style-name="gr2" draw:text-style-name="P2" draw:layer="layout" svg:width="0.938cm" svg:height="0.002cm" svg:x="14.749cm" svg:y="10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" draw:style-name="gr3" draw:text-style-name="P2" draw:layer="layout" svg:width="0.603cm" svg:height="0.003cm" svg:x="14.915cm" svg:y="10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" draw:style-name="gr4" draw:text-style-name="P2" draw:layer="layout" svg:width="1.226cm" svg:height="0.431cm" svg:x="14.655cm" svg:y="9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2">
          <draw:g draw:name="Google Shape;568;p50_12">
            <draw:custom-shape draw:name="Google Shape;569;p50_12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3">
          <draw:g draw:name="Google Shape;568;p50_13">
            <draw:custom-shape draw:name="Google Shape;569;p50_13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4">
          <draw:g draw:name="Google Shape;568;p50_14">
            <draw:custom-shape draw:name="Google Shape;569;p50_14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7" draw:text-style-name="P3" draw:layer="layout" svg:width="6.429cm" svg:height="0.962cm" svg:x="1.843cm" svg:y="4.838cm">
          <draw:text-box>
            <text:p>h(43) = 43 mod 8 = 3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</text:span><text:span text:style-name="T3">43</text:span><text:span text:style-name="T2">, 52, 17, 27, 9, 5, 8, 80, 4, </text:span><text:span text:style-name="T2">65</text:span></text:p>
          </draw:text-box>
        </draw:frame>
        <draw:g draw:name="Agrupar 13_23">
          <draw:g draw:name="Google Shape;568;p50_23">
            <draw:custom-shape draw:name="Google Shape;569;p50_23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43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draw:name="Agrupar 13_24">
          <draw:g draw:name="Google Shape;568;p50_24">
            <draw:custom-shape draw:name="Google Shape;569;p50_24" draw:style-name="gr1" draw:text-style-name="P2" draw:layer="layout" svg:width="1.242cm" svg:height="0.002cm" svg:x="14.582cm" svg:y="6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4" draw:style-name="gr2" draw:text-style-name="P2" draw:layer="layout" svg:width="0.938cm" svg:height="0.002cm" svg:x="14.749cm" svg:y="6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4" draw:style-name="gr3" draw:text-style-name="P2" draw:layer="layout" svg:width="0.603cm" svg:height="0.003cm" svg:x="14.915cm" svg:y="6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4" draw:style-name="gr4" draw:text-style-name="P2" draw:layer="layout" svg:width="1.226cm" svg:height="0.431cm" svg:x="14.655cm" svg:y="5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5">
          <draw:g draw:name="Google Shape;568;p50_25">
            <draw:custom-shape draw:name="Google Shape;569;p50_25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5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5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5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6">
          <draw:g draw:name="Google Shape;568;p50_26">
            <draw:custom-shape draw:name="Google Shape;569;p50_26" draw:style-name="gr1" draw:text-style-name="P2" draw:layer="layout" svg:width="1.242cm" svg:height="0.002cm" svg:x="14.5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6" draw:style-name="gr2" draw:text-style-name="P2" draw:layer="layout" svg:width="0.938cm" svg:height="0.002cm" svg:x="14.7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6" draw:style-name="gr3" draw:text-style-name="P2" draw:layer="layout" svg:width="0.603cm" svg:height="0.003cm" svg:x="14.9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6" draw:style-name="gr4" draw:text-style-name="P2" draw:layer="layout" svg:width="1.226cm" svg:height="0.431cm" svg:x="14.6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7">
          <draw:g draw:name="Google Shape;568;p50_27">
            <draw:custom-shape draw:name="Google Shape;569;p50_27" draw:style-name="gr1" draw:text-style-name="P2" draw:layer="layout" svg:width="1.242cm" svg:height="0.002cm" svg:x="14.582cm" svg:y="10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7" draw:style-name="gr2" draw:text-style-name="P2" draw:layer="layout" svg:width="0.938cm" svg:height="0.002cm" svg:x="14.749cm" svg:y="10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7" draw:style-name="gr3" draw:text-style-name="P2" draw:layer="layout" svg:width="0.603cm" svg:height="0.003cm" svg:x="14.915cm" svg:y="10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7" draw:style-name="gr4" draw:text-style-name="P2" draw:layer="layout" svg:width="1.226cm" svg:height="0.431cm" svg:x="14.655cm" svg:y="9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8">
          <draw:g draw:name="Google Shape;568;p50_28">
            <draw:custom-shape draw:name="Google Shape;569;p50_28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8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8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8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9">
          <draw:g draw:name="Google Shape;568;p50_29">
            <draw:custom-shape draw:name="Google Shape;569;p50_29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9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9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9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30">
          <draw:g draw:name="Google Shape;568;p50_30">
            <draw:custom-shape draw:name="Google Shape;569;p50_30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0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0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0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7" draw:text-style-name="P3" draw:layer="layout" svg:width="6.429cm" svg:height="0.962cm" svg:x="1.843cm" svg:y="4.838cm">
          <draw:text-box>
            <text:p>h(43) = 43 mod 8 = 3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3">52</text:span><text:span text:style-name="T2">, 17, 27, 9, 5, 8, 80, 4, </text:span><text:span text:style-name="T2">65</text:span></text:p>
          </draw:text-box>
        </draw:frame>
        <draw:g draw:name="Agrupar 13_15">
          <draw:g draw:name="Google Shape;568;p50_15">
            <draw:custom-shape draw:name="Google Shape;569;p50_15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43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draw:name="Agrupar 13_16">
          <draw:g draw:name="Google Shape;568;p50_16">
            <draw:custom-shape draw:name="Google Shape;569;p50_16" draw:style-name="gr1" draw:text-style-name="P2" draw:layer="layout" svg:width="1.242cm" svg:height="0.002cm" svg:x="14.582cm" svg:y="6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" draw:style-name="gr2" draw:text-style-name="P2" draw:layer="layout" svg:width="0.938cm" svg:height="0.002cm" svg:x="14.749cm" svg:y="6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" draw:style-name="gr3" draw:text-style-name="P2" draw:layer="layout" svg:width="0.603cm" svg:height="0.003cm" svg:x="14.915cm" svg:y="6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" draw:style-name="gr4" draw:text-style-name="P2" draw:layer="layout" svg:width="1.226cm" svg:height="0.431cm" svg:x="14.655cm" svg:y="5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7">
          <draw:g draw:name="Google Shape;568;p50_17">
            <draw:custom-shape draw:name="Google Shape;569;p50_17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8">
          <draw:g draw:name="Google Shape;568;p50_18">
            <draw:custom-shape draw:name="Google Shape;569;p50_18" draw:style-name="gr1" draw:text-style-name="P2" draw:layer="layout" svg:width="1.242cm" svg:height="0.002cm" svg:x="14.5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" draw:style-name="gr2" draw:text-style-name="P2" draw:layer="layout" svg:width="0.938cm" svg:height="0.002cm" svg:x="14.7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" draw:style-name="gr3" draw:text-style-name="P2" draw:layer="layout" svg:width="0.603cm" svg:height="0.003cm" svg:x="14.9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" draw:style-name="gr4" draw:text-style-name="P2" draw:layer="layout" svg:width="1.226cm" svg:height="0.431cm" svg:x="14.6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9">
          <draw:g draw:name="Google Shape;568;p50_19">
            <draw:custom-shape draw:name="Google Shape;569;p50_19" draw:style-name="gr1" draw:text-style-name="P2" draw:layer="layout" svg:width="1.242cm" svg:height="0.002cm" svg:x="14.582cm" svg:y="10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" draw:style-name="gr2" draw:text-style-name="P2" draw:layer="layout" svg:width="0.938cm" svg:height="0.002cm" svg:x="14.749cm" svg:y="10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" draw:style-name="gr3" draw:text-style-name="P2" draw:layer="layout" svg:width="0.603cm" svg:height="0.003cm" svg:x="14.915cm" svg:y="10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" draw:style-name="gr4" draw:text-style-name="P2" draw:layer="layout" svg:width="1.226cm" svg:height="0.431cm" svg:x="14.655cm" svg:y="9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0">
          <draw:g draw:name="Google Shape;568;p50_20">
            <draw:custom-shape draw:name="Google Shape;569;p50_20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1">
          <draw:g draw:name="Google Shape;568;p50_21">
            <draw:custom-shape draw:name="Google Shape;569;p50_21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2">
          <draw:g draw:name="Google Shape;568;p50_22">
            <draw:custom-shape draw:name="Google Shape;569;p50_22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7" draw:text-style-name="P3" draw:layer="layout" svg:width="6.429cm" svg:height="0.962cm" svg:x="1.843cm" svg:y="4.838cm">
          <draw:text-box>
            <text:p>h(52) = 52 mod 8 = 4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3">52</text:span><text:span text:style-name="T2">, 17, 27, 9, 5, 8, 80, 4, </text:span><text:span text:style-name="T2">65</text:span></text:p>
          </draw:text-box>
        </draw:frame>
        <draw:g draw:name="Agrupar 13_31">
          <draw:g draw:name="Google Shape;568;p50_31">
            <draw:custom-shape draw:name="Google Shape;569;p50_31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1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1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1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 draw:name="Agrupar 13_32">
          <draw:g draw:name="Google Shape;568;p50_32">
            <draw:custom-shape draw:name="Google Shape;569;p50_32" draw:style-name="gr1" draw:text-style-name="P2" draw:layer="layout" svg:width="1.242cm" svg:height="0.002cm" svg:x="14.582cm" svg:y="6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2" draw:style-name="gr2" draw:text-style-name="P2" draw:layer="layout" svg:width="0.938cm" svg:height="0.002cm" svg:x="14.749cm" svg:y="6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2" draw:style-name="gr3" draw:text-style-name="P2" draw:layer="layout" svg:width="0.603cm" svg:height="0.003cm" svg:x="14.915cm" svg:y="6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2" draw:style-name="gr4" draw:text-style-name="P2" draw:layer="layout" svg:width="1.226cm" svg:height="0.431cm" svg:x="14.655cm" svg:y="5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33">
          <draw:g draw:name="Google Shape;568;p50_33">
            <draw:custom-shape draw:name="Google Shape;569;p50_33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3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3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3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34">
          <draw:g draw:name="Google Shape;568;p50_34">
            <draw:custom-shape draw:name="Google Shape;569;p50_34" draw:style-name="gr1" draw:text-style-name="P2" draw:layer="layout" svg:width="1.242cm" svg:height="0.002cm" svg:x="14.5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4" draw:style-name="gr2" draw:text-style-name="P2" draw:layer="layout" svg:width="0.938cm" svg:height="0.002cm" svg:x="14.7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4" draw:style-name="gr3" draw:text-style-name="P2" draw:layer="layout" svg:width="0.603cm" svg:height="0.003cm" svg:x="14.9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4" draw:style-name="gr4" draw:text-style-name="P2" draw:layer="layout" svg:width="1.226cm" svg:height="0.431cm" svg:x="14.6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35">
          <draw:g draw:name="Google Shape;568;p50_35">
            <draw:custom-shape draw:name="Google Shape;569;p50_35" draw:style-name="gr1" draw:text-style-name="P2" draw:layer="layout" svg:width="1.242cm" svg:height="0.002cm" svg:x="14.582cm" svg:y="10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5" draw:style-name="gr2" draw:text-style-name="P2" draw:layer="layout" svg:width="0.938cm" svg:height="0.002cm" svg:x="14.749cm" svg:y="10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5" draw:style-name="gr3" draw:text-style-name="P2" draw:layer="layout" svg:width="0.603cm" svg:height="0.003cm" svg:x="14.915cm" svg:y="10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5" draw:style-name="gr4" draw:text-style-name="P2" draw:layer="layout" svg:width="1.226cm" svg:height="0.431cm" svg:x="14.655cm" svg:y="9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36">
          <draw:g draw:name="Google Shape;568;p50_36">
            <draw:custom-shape draw:name="Google Shape;569;p50_36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6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6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6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37">
          <draw:g draw:name="Google Shape;568;p50_37">
            <draw:custom-shape draw:name="Google Shape;569;p50_37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7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7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7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38">
          <draw:g draw:name="Google Shape;568;p50_38">
            <draw:custom-shape draw:name="Google Shape;569;p50_38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8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8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8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7" draw:text-style-name="P7" draw:layer="layout" svg:width="6.429cm" svg:height="0.962cm" svg:x="1.843cm" svg:y="4.838cm">
          <draw:text-box>
            <text:p><text:span text:style-name="T4">h(52) = 52 mod 8 = 4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3">17</text:span><text:span text:style-name="T2">, 27, 9, 5, 8, 80, 4, </text:span><text:span text:style-name="T2">65</text:span></text:p>
          </draw:text-box>
        </draw:frame>
        <draw:g draw:name="Agrupar 13_39">
          <draw:g draw:name="Google Shape;568;p50_39">
            <draw:custom-shape draw:name="Google Shape;569;p50_39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39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39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39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 draw:name="Agrupar 13_40">
          <draw:g draw:name="Google Shape;568;p50_40">
            <draw:custom-shape draw:name="Google Shape;569;p50_40" draw:style-name="gr1" draw:text-style-name="P2" draw:layer="layout" svg:width="1.242cm" svg:height="0.002cm" svg:x="14.582cm" svg:y="6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0" draw:style-name="gr2" draw:text-style-name="P2" draw:layer="layout" svg:width="0.938cm" svg:height="0.002cm" svg:x="14.749cm" svg:y="6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0" draw:style-name="gr3" draw:text-style-name="P2" draw:layer="layout" svg:width="0.603cm" svg:height="0.003cm" svg:x="14.915cm" svg:y="6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0" draw:style-name="gr4" draw:text-style-name="P2" draw:layer="layout" svg:width="1.226cm" svg:height="0.431cm" svg:x="14.655cm" svg:y="5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41">
          <draw:g draw:name="Google Shape;568;p50_41">
            <draw:custom-shape draw:name="Google Shape;569;p50_41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1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1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1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42">
          <draw:g draw:name="Google Shape;568;p50_42">
            <draw:custom-shape draw:name="Google Shape;569;p50_42" draw:style-name="gr1" draw:text-style-name="P2" draw:layer="layout" svg:width="1.242cm" svg:height="0.002cm" svg:x="14.5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2" draw:style-name="gr2" draw:text-style-name="P2" draw:layer="layout" svg:width="0.938cm" svg:height="0.002cm" svg:x="14.7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2" draw:style-name="gr3" draw:text-style-name="P2" draw:layer="layout" svg:width="0.603cm" svg:height="0.003cm" svg:x="14.9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2" draw:style-name="gr4" draw:text-style-name="P2" draw:layer="layout" svg:width="1.226cm" svg:height="0.431cm" svg:x="14.6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43">
          <draw:g draw:name="Google Shape;568;p50_43">
            <draw:custom-shape draw:name="Google Shape;569;p50_43" draw:style-name="gr1" draw:text-style-name="P2" draw:layer="layout" svg:width="1.242cm" svg:height="0.002cm" svg:x="14.582cm" svg:y="10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3" draw:style-name="gr2" draw:text-style-name="P2" draw:layer="layout" svg:width="0.938cm" svg:height="0.002cm" svg:x="14.749cm" svg:y="10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3" draw:style-name="gr3" draw:text-style-name="P2" draw:layer="layout" svg:width="0.603cm" svg:height="0.003cm" svg:x="14.915cm" svg:y="10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3" draw:style-name="gr4" draw:text-style-name="P2" draw:layer="layout" svg:width="1.226cm" svg:height="0.431cm" svg:x="14.655cm" svg:y="9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44">
          <draw:g draw:name="Google Shape;568;p50_44">
            <draw:custom-shape draw:name="Google Shape;569;p50_44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4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4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4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45">
          <draw:g draw:name="Google Shape;568;p50_45">
            <draw:custom-shape draw:name="Google Shape;569;p50_45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5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5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5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46">
          <draw:g draw:name="Google Shape;568;p50_46">
            <draw:custom-shape draw:name="Google Shape;569;p50_46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6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6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6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7" draw:text-style-name="P7" draw:layer="layout" svg:width="6.429cm" svg:height="0.962cm" svg:x="1.843cm" svg:y="4.838cm">
          <draw:text-box>
            <text:p><text:span text:style-name="T4">h(17) = 17 mod 8 = 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3">17</text:span><text:span text:style-name="T2">, 27, 9, 5, 8, 80, 4, </text:span><text:span text:style-name="T2">65</text:span></text:p>
          </draw:text-box>
        </draw:frame>
        <draw:g draw:name="Agrupar 13_47">
          <draw:g draw:name="Google Shape;568;p50_47">
            <draw:custom-shape draw:name="Google Shape;569;p50_47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7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7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7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g draw:name="Agrupar 13_48">
          <draw:g draw:name="Google Shape;568;p50_48">
            <draw:custom-shape draw:name="Google Shape;569;p50_48" draw:style-name="gr1" draw:text-style-name="P2" draw:layer="layout" svg:width="1.242cm" svg:height="0.002cm" svg:x="14.582cm" svg:y="6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8" draw:style-name="gr2" draw:text-style-name="P2" draw:layer="layout" svg:width="0.938cm" svg:height="0.002cm" svg:x="14.749cm" svg:y="6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8" draw:style-name="gr3" draw:text-style-name="P2" draw:layer="layout" svg:width="0.603cm" svg:height="0.003cm" svg:x="14.915cm" svg:y="6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8" draw:style-name="gr4" draw:text-style-name="P2" draw:layer="layout" svg:width="1.226cm" svg:height="0.431cm" svg:x="14.655cm" svg:y="5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49">
          <draw:g draw:name="Google Shape;568;p50_49">
            <draw:custom-shape draw:name="Google Shape;569;p50_49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49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49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49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50">
          <draw:g draw:name="Google Shape;568;p50_50">
            <draw:custom-shape draw:name="Google Shape;569;p50_50" draw:style-name="gr1" draw:text-style-name="P2" draw:layer="layout" svg:width="1.242cm" svg:height="0.002cm" svg:x="14.5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0" draw:style-name="gr2" draw:text-style-name="P2" draw:layer="layout" svg:width="0.938cm" svg:height="0.002cm" svg:x="14.7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0" draw:style-name="gr3" draw:text-style-name="P2" draw:layer="layout" svg:width="0.603cm" svg:height="0.003cm" svg:x="14.9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0" draw:style-name="gr4" draw:text-style-name="P2" draw:layer="layout" svg:width="1.226cm" svg:height="0.431cm" svg:x="14.6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51">
          <draw:g draw:name="Google Shape;568;p50_51">
            <draw:custom-shape draw:name="Google Shape;569;p50_51" draw:style-name="gr1" draw:text-style-name="P2" draw:layer="layout" svg:width="1.242cm" svg:height="0.002cm" svg:x="14.582cm" svg:y="10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1" draw:style-name="gr2" draw:text-style-name="P2" draw:layer="layout" svg:width="0.938cm" svg:height="0.002cm" svg:x="14.749cm" svg:y="10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1" draw:style-name="gr3" draw:text-style-name="P2" draw:layer="layout" svg:width="0.603cm" svg:height="0.003cm" svg:x="14.915cm" svg:y="10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1" draw:style-name="gr4" draw:text-style-name="P2" draw:layer="layout" svg:width="1.226cm" svg:height="0.431cm" svg:x="14.655cm" svg:y="9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52">
          <draw:g draw:name="Google Shape;568;p50_52">
            <draw:custom-shape draw:name="Google Shape;569;p50_52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2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2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2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53">
          <draw:g draw:name="Google Shape;568;p50_53">
            <draw:custom-shape draw:name="Google Shape;569;p50_53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3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3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3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54">
          <draw:g draw:name="Google Shape;568;p50_54">
            <draw:custom-shape draw:name="Google Shape;569;p50_54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4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4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4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7" draw:text-style-name="P7" draw:layer="layout" svg:width="6.429cm" svg:height="0.962cm" svg:x="1.843cm" svg:y="4.838cm">
          <draw:text-box>
            <text:p><text:span text:style-name="T4">h(17) = 17 mod 8 = 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3">27</text:span><text:span text:style-name="T2">, 9, 5, 8, 80, 4, </text:span><text:span text:style-name="T2">65</text:span></text:p>
          </draw:text-box>
        </draw:frame>
        <draw:g draw:name="Agrupar 13_55">
          <draw:g draw:name="Google Shape;568;p50_55">
            <draw:custom-shape draw:name="Google Shape;569;p50_55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5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5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5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g draw:name="Agrupar 13_56">
          <draw:g draw:name="Google Shape;568;p50_56">
            <draw:custom-shape draw:name="Google Shape;569;p50_56" draw:style-name="gr1" draw:text-style-name="P2" draw:layer="layout" svg:width="1.242cm" svg:height="0.002cm" svg:x="14.582cm" svg:y="6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6" draw:style-name="gr2" draw:text-style-name="P2" draw:layer="layout" svg:width="0.938cm" svg:height="0.002cm" svg:x="14.749cm" svg:y="6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6" draw:style-name="gr3" draw:text-style-name="P2" draw:layer="layout" svg:width="0.603cm" svg:height="0.003cm" svg:x="14.915cm" svg:y="6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6" draw:style-name="gr4" draw:text-style-name="P2" draw:layer="layout" svg:width="1.226cm" svg:height="0.431cm" svg:x="14.655cm" svg:y="5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57">
          <draw:g draw:name="Google Shape;568;p50_57">
            <draw:custom-shape draw:name="Google Shape;569;p50_57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7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7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7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58">
          <draw:g draw:name="Google Shape;568;p50_58">
            <draw:custom-shape draw:name="Google Shape;569;p50_58" draw:style-name="gr1" draw:text-style-name="P2" draw:layer="layout" svg:width="1.242cm" svg:height="0.002cm" svg:x="14.5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8" draw:style-name="gr2" draw:text-style-name="P2" draw:layer="layout" svg:width="0.938cm" svg:height="0.002cm" svg:x="14.7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8" draw:style-name="gr3" draw:text-style-name="P2" draw:layer="layout" svg:width="0.603cm" svg:height="0.003cm" svg:x="14.9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8" draw:style-name="gr4" draw:text-style-name="P2" draw:layer="layout" svg:width="1.226cm" svg:height="0.431cm" svg:x="14.6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59">
          <draw:g draw:name="Google Shape;568;p50_59">
            <draw:custom-shape draw:name="Google Shape;569;p50_59" draw:style-name="gr1" draw:text-style-name="P2" draw:layer="layout" svg:width="1.242cm" svg:height="0.002cm" svg:x="14.582cm" svg:y="10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59" draw:style-name="gr2" draw:text-style-name="P2" draw:layer="layout" svg:width="0.938cm" svg:height="0.002cm" svg:x="14.749cm" svg:y="10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59" draw:style-name="gr3" draw:text-style-name="P2" draw:layer="layout" svg:width="0.603cm" svg:height="0.003cm" svg:x="14.915cm" svg:y="10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59" draw:style-name="gr4" draw:text-style-name="P2" draw:layer="layout" svg:width="1.226cm" svg:height="0.431cm" svg:x="14.655cm" svg:y="9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60">
          <draw:g draw:name="Google Shape;568;p50_60">
            <draw:custom-shape draw:name="Google Shape;569;p50_60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0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0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0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61">
          <draw:g draw:name="Google Shape;568;p50_61">
            <draw:custom-shape draw:name="Google Shape;569;p50_61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1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1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1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62">
          <draw:g draw:name="Google Shape;568;p50_62">
            <draw:custom-shape draw:name="Google Shape;569;p50_62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2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2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2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7" draw:text-style-name="P7" xml:id="id1" draw:id="id1" draw:layer="layout" svg:width="6.429cm" svg:height="0.962cm" svg:x="1.343cm" svg:y="4.838cm">
          <draw:text-box>
            <text:p><text:span text:style-name="T4">h(27) = 27 mod 8 = 3</text:span></text:p>
          </draw:text-box>
        </draw:frame>
        <draw:frame draw:style-name="gr8" draw:text-style-name="P9" xml:id="id2" draw:id="id2" draw:layer="layout" svg:width="3.326cm" svg:height="0.962cm" svg:x="8.274cm" svg:y="4.838cm">
          <draw:text-box>
            <text:p><text:span text:style-name="T7">COLISÃO</text:span></text:p>
          </draw:text-box>
        </draw:frame>
        <draw:connector draw:style-name="gr9" draw:text-style-name="P6" draw:layer="layout" svg:x1="7.772cm" svg:y1="5.319cm" svg:x2="8.274cm" svg:y2="5.319cm" draw:start-shape="id1" draw:start-glue-point="1" draw:end-shape="id2" draw:end-glue-point="3" svg:d="M7772 5319h502" svg:viewBox="0 0 503 1">
          <text:p/>
        </draw:connector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3">27</text:span><text:span text:style-name="T2">, 9, 5, 8, 80, 4, 65</text:span></text:p>
          </draw:text-box>
        </draw:frame>
        <draw:g draw:name="Agrupar 13_63">
          <draw:g draw:name="Google Shape;568;p50_63">
            <draw:custom-shape draw:name="Google Shape;569;p50_63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3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3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3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 draw:name="Agrupar 13_64">
          <draw:g draw:name="Google Shape;568;p50_64">
            <draw:custom-shape draw:name="Google Shape;569;p50_64" draw:style-name="gr1" draw:text-style-name="P2" draw:layer="layout" svg:width="1.242cm" svg:height="0.002cm" svg:x="14.582cm" svg:y="6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4" draw:style-name="gr2" draw:text-style-name="P2" draw:layer="layout" svg:width="0.938cm" svg:height="0.002cm" svg:x="14.749cm" svg:y="6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4" draw:style-name="gr3" draw:text-style-name="P2" draw:layer="layout" svg:width="0.603cm" svg:height="0.003cm" svg:x="14.915cm" svg:y="6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4" draw:style-name="gr4" draw:text-style-name="P2" draw:layer="layout" svg:width="1.226cm" svg:height="0.431cm" svg:x="14.655cm" svg:y="5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65">
          <draw:g draw:name="Google Shape;568;p50_65">
            <draw:custom-shape draw:name="Google Shape;569;p50_65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5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5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5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66">
          <draw:g draw:name="Google Shape;568;p50_66">
            <draw:custom-shape draw:name="Google Shape;569;p50_66" draw:style-name="gr1" draw:text-style-name="P2" draw:layer="layout" svg:width="1.242cm" svg:height="0.002cm" svg:x="14.582cm" svg:y="10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6" draw:style-name="gr2" draw:text-style-name="P2" draw:layer="layout" svg:width="0.938cm" svg:height="0.002cm" svg:x="14.749cm" svg:y="10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6" draw:style-name="gr3" draw:text-style-name="P2" draw:layer="layout" svg:width="0.603cm" svg:height="0.003cm" svg:x="14.915cm" svg:y="10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6" draw:style-name="gr4" draw:text-style-name="P2" draw:layer="layout" svg:width="1.226cm" svg:height="0.431cm" svg:x="14.655cm" svg:y="9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67">
          <draw:g draw:name="Google Shape;568;p50_67">
            <draw:custom-shape draw:name="Google Shape;569;p50_67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7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7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7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68">
          <draw:g draw:name="Google Shape;568;p50_68">
            <draw:custom-shape draw:name="Google Shape;569;p50_68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8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8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8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69">
          <draw:g draw:name="Google Shape;568;p50_69">
            <draw:custom-shape draw:name="Google Shape;569;p50_69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69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69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69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70">
          <draw:g draw:name="Google Shape;568;p50_70">
            <draw:custom-shape draw:name="Google Shape;569;p50_70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0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0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0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7" draw:text-style-name="P7" xml:id="id3" draw:id="id3" draw:layer="layout" svg:width="6.429cm" svg:height="0.962cm" svg:x="1.343cm" svg:y="4.838cm">
          <draw:text-box>
            <text:p><text:span text:style-name="T4">h(27) = 27 mod 8 = 3</text:span></text:p>
          </draw:text-box>
        </draw:frame>
        <draw:frame draw:style-name="gr8" draw:text-style-name="P9" xml:id="id4" draw:id="id4" draw:layer="layout" svg:width="3.326cm" svg:height="0.962cm" svg:x="8.274cm" svg:y="4.838cm">
          <draw:text-box>
            <text:p><text:span text:style-name="T7">COLISÃO</text:span></text:p>
          </draw:text-box>
        </draw:frame>
        <draw:connector draw:style-name="gr9" draw:text-style-name="P6" draw:layer="layout" svg:x1="7.772cm" svg:y1="5.319cm" svg:x2="8.274cm" svg:y2="5.319cm" draw:start-shape="id3" draw:start-glue-point="1" draw:end-shape="id4" draw:end-glue-point="3" svg:d="M7772 5319h502" svg:viewBox="0 0 503 1">
          <text:p/>
        </draw:connector>
        <draw:custom-shape draw:style-name="gr10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3">9</text:span><text:span text:style-name="T2">, 5, 8, 80, 4, 65</text:span></text:p>
          </draw:text-box>
        </draw:frame>
        <draw:g draw:name="Agrupar 13_71">
          <draw:g draw:name="Google Shape;568;p50_71">
            <draw:custom-shape draw:name="Google Shape;569;p50_71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1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1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1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g draw:name="Agrupar 13_72">
          <draw:g draw:name="Google Shape;568;p50_72">
            <draw:custom-shape draw:name="Google Shape;569;p50_72" draw:style-name="gr1" draw:text-style-name="P2" draw:layer="layout" svg:width="1.242cm" svg:height="0.002cm" svg:x="14.582cm" svg:y="6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2" draw:style-name="gr2" draw:text-style-name="P2" draw:layer="layout" svg:width="0.938cm" svg:height="0.002cm" svg:x="14.749cm" svg:y="6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2" draw:style-name="gr3" draw:text-style-name="P2" draw:layer="layout" svg:width="0.603cm" svg:height="0.003cm" svg:x="14.915cm" svg:y="6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2" draw:style-name="gr4" draw:text-style-name="P2" draw:layer="layout" svg:width="1.226cm" svg:height="0.431cm" svg:x="14.655cm" svg:y="5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73">
          <draw:g draw:name="Google Shape;568;p50_73">
            <draw:custom-shape draw:name="Google Shape;569;p50_73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3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3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3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74">
          <draw:g draw:name="Google Shape;568;p50_74">
            <draw:custom-shape draw:name="Google Shape;569;p50_74" draw:style-name="gr1" draw:text-style-name="P2" draw:layer="layout" svg:width="1.242cm" svg:height="0.002cm" svg:x="14.582cm" svg:y="10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4" draw:style-name="gr2" draw:text-style-name="P2" draw:layer="layout" svg:width="0.938cm" svg:height="0.002cm" svg:x="14.749cm" svg:y="10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4" draw:style-name="gr3" draw:text-style-name="P2" draw:layer="layout" svg:width="0.603cm" svg:height="0.003cm" svg:x="14.915cm" svg:y="10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4" draw:style-name="gr4" draw:text-style-name="P2" draw:layer="layout" svg:width="1.226cm" svg:height="0.431cm" svg:x="14.655cm" svg:y="9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75">
          <draw:g draw:name="Google Shape;568;p50_75">
            <draw:custom-shape draw:name="Google Shape;569;p50_75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5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5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5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76">
          <draw:g draw:name="Google Shape;568;p50_76">
            <draw:custom-shape draw:name="Google Shape;569;p50_76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6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6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6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77">
          <draw:g draw:name="Google Shape;568;p50_77">
            <draw:custom-shape draw:name="Google Shape;569;p50_77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7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7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7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78">
          <draw:g draw:name="Google Shape;568;p50_78">
            <draw:custom-shape draw:name="Google Shape;569;p50_78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8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8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8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2" draw:text-style-name="P7" xml:id="id5" draw:id="id5" draw:layer="layout" svg:width="5.726cm" svg:height="0.962cm" svg:x="1.343cm" svg:y="4.838cm">
          <draw:text-box>
            <text:p><text:span text:style-name="T4">h(9) = 9 mod 8 = 1</text:span></text:p>
          </draw:text-box>
        </draw:frame>
        <draw:frame draw:style-name="gr8" draw:text-style-name="P9" xml:id="id6" draw:id="id6" draw:layer="layout" svg:width="3.326cm" svg:height="0.962cm" svg:x="8.274cm" svg:y="4.838cm">
          <draw:text-box>
            <text:p><text:span text:style-name="T7">COLISÃO</text:span></text:p>
          </draw:text-box>
        </draw:frame>
        <draw:connector draw:style-name="gr9" draw:text-style-name="P6" draw:layer="layout" svg:x1="7.069cm" svg:y1="5.319cm" svg:x2="8.274cm" svg:y2="5.319cm" draw:start-shape="id5" draw:start-glue-point="1" draw:end-shape="id6" draw:end-glue-point="3" svg:d="M7069 5319h1205" svg:viewBox="0 0 1206 1">
          <text:p/>
        </draw:connector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3">9</text:span><text:span text:style-name="T2">, 5, 8, 80, 4, 65</text:span></text:p>
          </draw:text-box>
        </draw:frame>
        <draw:g draw:name="Agrupar 13_79">
          <draw:g draw:name="Google Shape;568;p50_79">
            <draw:custom-shape draw:name="Google Shape;569;p50_79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79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79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79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g draw:name="Agrupar 13_81">
          <draw:g draw:name="Google Shape;568;p50_81">
            <draw:custom-shape draw:name="Google Shape;569;p50_81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1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1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1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82">
          <draw:g draw:name="Google Shape;568;p50_82">
            <draw:custom-shape draw:name="Google Shape;569;p50_82" draw:style-name="gr1" draw:text-style-name="P2" draw:layer="layout" svg:width="1.242cm" svg:height="0.002cm" svg:x="14.582cm" svg:y="10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2" draw:style-name="gr2" draw:text-style-name="P2" draw:layer="layout" svg:width="0.938cm" svg:height="0.002cm" svg:x="14.749cm" svg:y="10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2" draw:style-name="gr3" draw:text-style-name="P2" draw:layer="layout" svg:width="0.603cm" svg:height="0.003cm" svg:x="14.915cm" svg:y="10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2" draw:style-name="gr4" draw:text-style-name="P2" draw:layer="layout" svg:width="1.226cm" svg:height="0.431cm" svg:x="14.655cm" svg:y="9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83">
          <draw:g draw:name="Google Shape;568;p50_83">
            <draw:custom-shape draw:name="Google Shape;569;p50_83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3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3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3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84">
          <draw:g draw:name="Google Shape;568;p50_84">
            <draw:custom-shape draw:name="Google Shape;569;p50_84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4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4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4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85">
          <draw:g draw:name="Google Shape;568;p50_85">
            <draw:custom-shape draw:name="Google Shape;569;p50_85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5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5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5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86">
          <draw:g draw:name="Google Shape;568;p50_86">
            <draw:custom-shape draw:name="Google Shape;569;p50_86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6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6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6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2" draw:text-style-name="P7" xml:id="id7" draw:id="id7" draw:layer="layout" svg:width="5.726cm" svg:height="0.962cm" svg:x="1.343cm" svg:y="4.838cm">
          <draw:text-box>
            <text:p><text:span text:style-name="T4">h(9) = 9 mod 8 = 1</text:span></text:p>
          </draw:text-box>
        </draw:frame>
        <draw:frame draw:style-name="gr8" draw:text-style-name="P9" xml:id="id8" draw:id="id8" draw:layer="layout" svg:width="3.326cm" svg:height="0.962cm" svg:x="8.274cm" svg:y="4.838cm">
          <draw:text-box>
            <text:p><text:span text:style-name="T7">COLISÃO</text:span></text:p>
          </draw:text-box>
        </draw:frame>
        <draw:connector draw:style-name="gr9" draw:text-style-name="P6" draw:layer="layout" svg:x1="7.069cm" svg:y1="5.319cm" svg:x2="8.274cm" svg:y2="5.319cm" draw:start-shape="id7" draw:start-glue-point="1" draw:end-shape="id8" draw:end-glue-point="3" svg:d="M7069 5319h1205" svg:viewBox="0 0 1206 1">
          <text:p/>
        </draw:connector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g draw:name="Agrupar 13_80">
          <draw:g draw:name="Google Shape;568;p50_80">
            <draw:custom-shape draw:name="Google Shape;569;p50_80" draw:style-name="gr1" draw:text-style-name="P2" draw:layer="layout" svg:width="1.242cm" svg:height="0.002cm" svg:x="16.296cm" svg:y="6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0" draw:style-name="gr2" draw:text-style-name="P2" draw:layer="layout" svg:width="0.938cm" svg:height="0.002cm" svg:x="16.463cm" svg:y="6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0" draw:style-name="gr3" draw:text-style-name="P2" draw:layer="layout" svg:width="0.603cm" svg:height="0.003cm" svg:x="16.629cm" svg:y="6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0" draw:style-name="gr4" draw:text-style-name="P2" draw:layer="layout" svg:width="1.226cm" svg:height="0.431cm" svg:x="16.369cm" svg:y="5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5">9</text:span><text:span text:style-name="T2">, </text:span><text:span text:style-name="T3">5</text:span><text:span text:style-name="T2">, 8, 80, 4, 65</text:span></text:p>
          </draw:text-box>
        </draw:frame>
        <draw:g draw:name="Agrupar 13_87">
          <draw:g draw:name="Google Shape;568;p50_87">
            <draw:custom-shape draw:name="Google Shape;569;p50_87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7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7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7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g draw:name="Agrupar 13_88">
          <draw:g draw:name="Google Shape;568;p50_88">
            <draw:custom-shape draw:name="Google Shape;569;p50_88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8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8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8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89">
          <draw:g draw:name="Google Shape;568;p50_89">
            <draw:custom-shape draw:name="Google Shape;569;p50_89" draw:style-name="gr1" draw:text-style-name="P2" draw:layer="layout" svg:width="1.242cm" svg:height="0.002cm" svg:x="14.582cm" svg:y="10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89" draw:style-name="gr2" draw:text-style-name="P2" draw:layer="layout" svg:width="0.938cm" svg:height="0.002cm" svg:x="14.749cm" svg:y="10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89" draw:style-name="gr3" draw:text-style-name="P2" draw:layer="layout" svg:width="0.603cm" svg:height="0.003cm" svg:x="14.915cm" svg:y="10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89" draw:style-name="gr4" draw:text-style-name="P2" draw:layer="layout" svg:width="1.226cm" svg:height="0.431cm" svg:x="14.655cm" svg:y="9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90">
          <draw:g draw:name="Google Shape;568;p50_90">
            <draw:custom-shape draw:name="Google Shape;569;p50_90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0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0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0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91">
          <draw:g draw:name="Google Shape;568;p50_91">
            <draw:custom-shape draw:name="Google Shape;569;p50_91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1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1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1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92">
          <draw:g draw:name="Google Shape;568;p50_92">
            <draw:custom-shape draw:name="Google Shape;569;p50_92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2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2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2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93">
          <draw:g draw:name="Google Shape;568;p50_93">
            <draw:custom-shape draw:name="Google Shape;569;p50_93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3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3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3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5.548cm" svg:height="0.962cm" svg:x="1.343cm" svg:y="4.838cm">
          <draw:text-box>
            <text:p><text:span text:style-name="T4">h(5) =5 mod 8 = 5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g draw:name="Agrupar 13_94">
          <draw:g draw:name="Google Shape;568;p50_94">
            <draw:custom-shape draw:name="Google Shape;569;p50_94" draw:style-name="gr1" draw:text-style-name="P2" draw:layer="layout" svg:width="1.242cm" svg:height="0.002cm" svg:x="16.296cm" svg:y="6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4" draw:style-name="gr2" draw:text-style-name="P2" draw:layer="layout" svg:width="0.938cm" svg:height="0.002cm" svg:x="16.463cm" svg:y="6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4" draw:style-name="gr3" draw:text-style-name="P2" draw:layer="layout" svg:width="0.603cm" svg:height="0.003cm" svg:x="16.629cm" svg:y="6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4" draw:style-name="gr4" draw:text-style-name="P2" draw:layer="layout" svg:width="1.226cm" svg:height="0.431cm" svg:x="16.369cm" svg:y="5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5">9</text:span><text:span text:style-name="T2">, </text:span><text:span text:style-name="T3">5</text:span><text:span text:style-name="T2">, 8, 80, 4, 65</text:span></text:p>
          </draw:text-box>
        </draw:frame>
        <draw:g draw:name="Agrupar 13_95">
          <draw:g draw:name="Google Shape;568;p50_95">
            <draw:custom-shape draw:name="Google Shape;569;p50_95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5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5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5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2"/>
              <table:table-cell table:style-name="ce1"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g draw:name="Agrupar 13_96">
          <draw:g draw:name="Google Shape;568;p50_96">
            <draw:custom-shape draw:name="Google Shape;569;p50_96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6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6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6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97">
          <draw:g draw:name="Google Shape;568;p50_97">
            <draw:custom-shape draw:name="Google Shape;569;p50_97" draw:style-name="gr1" draw:text-style-name="P2" draw:layer="layout" svg:width="1.242cm" svg:height="0.002cm" svg:x="14.582cm" svg:y="10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7" draw:style-name="gr2" draw:text-style-name="P2" draw:layer="layout" svg:width="0.938cm" svg:height="0.002cm" svg:x="14.749cm" svg:y="10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7" draw:style-name="gr3" draw:text-style-name="P2" draw:layer="layout" svg:width="0.603cm" svg:height="0.003cm" svg:x="14.915cm" svg:y="10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7" draw:style-name="gr4" draw:text-style-name="P2" draw:layer="layout" svg:width="1.226cm" svg:height="0.431cm" svg:x="14.655cm" svg:y="9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98">
          <draw:g draw:name="Google Shape;568;p50_98">
            <draw:custom-shape draw:name="Google Shape;569;p50_98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8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8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8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99">
          <draw:g draw:name="Google Shape;568;p50_99">
            <draw:custom-shape draw:name="Google Shape;569;p50_99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99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99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99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00">
          <draw:g draw:name="Google Shape;568;p50_100">
            <draw:custom-shape draw:name="Google Shape;569;p50_100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0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0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0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01">
          <draw:g draw:name="Google Shape;568;p50_101">
            <draw:custom-shape draw:name="Google Shape;569;p50_101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1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1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1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5.548cm" svg:height="0.962cm" svg:x="1.343cm" svg:y="4.838cm">
          <draw:text-box>
            <text:p><text:span text:style-name="T4">h(5) =5 mod 8 = 5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g draw:name="Agrupar 13_102">
          <draw:g draw:name="Google Shape;568;p50_102">
            <draw:custom-shape draw:name="Google Shape;569;p50_102" draw:style-name="gr1" draw:text-style-name="P2" draw:layer="layout" svg:width="1.242cm" svg:height="0.002cm" svg:x="16.296cm" svg:y="6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2" draw:style-name="gr2" draw:text-style-name="P2" draw:layer="layout" svg:width="0.938cm" svg:height="0.002cm" svg:x="16.463cm" svg:y="6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2" draw:style-name="gr3" draw:text-style-name="P2" draw:layer="layout" svg:width="0.603cm" svg:height="0.003cm" svg:x="16.629cm" svg:y="6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2" draw:style-name="gr4" draw:text-style-name="P2" draw:layer="layout" svg:width="1.226cm" svg:height="0.431cm" svg:x="16.369cm" svg:y="5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5">9</text:span><text:span text:style-name="T2">, </text:span><text:span text:style-name="T5">5</text:span><text:span text:style-name="T2">, </text:span><text:span text:style-name="T3">8</text:span><text:span text:style-name="T2">, 80, 4, 65</text:span></text:p>
          </draw:text-box>
        </draw:frame>
        <draw:g draw:name="Agrupar 13_103">
          <draw:g draw:name="Google Shape;568;p50_103">
            <draw:custom-shape draw:name="Google Shape;569;p50_103" draw:style-name="gr1" draw:text-style-name="P2" draw:layer="layout" svg:width="1.242cm" svg:height="0.002cm" svg:x="14.582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3" draw:style-name="gr2" draw:text-style-name="P2" draw:layer="layout" svg:width="0.938cm" svg:height="0.002cm" svg:x="14.749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3" draw:style-name="gr3" draw:text-style-name="P2" draw:layer="layout" svg:width="0.603cm" svg:height="0.003cm" svg:x="14.915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3" draw:style-name="gr4" draw:text-style-name="P2" draw:layer="layout" svg:width="1.226cm" svg:height="0.431cm" svg:x="14.655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g draw:name="Agrupar 13_104">
          <draw:g draw:name="Google Shape;568;p50_104">
            <draw:custom-shape draw:name="Google Shape;569;p50_104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4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4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4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05">
          <draw:g draw:name="Google Shape;568;p50_105">
            <draw:custom-shape draw:name="Google Shape;569;p50_105" draw:style-name="gr1" draw:text-style-name="P2" draw:layer="layout" svg:width="1.242cm" svg:height="0.002cm" svg:x="14.582cm" svg:y="10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5" draw:style-name="gr2" draw:text-style-name="P2" draw:layer="layout" svg:width="0.938cm" svg:height="0.002cm" svg:x="14.749cm" svg:y="10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5" draw:style-name="gr3" draw:text-style-name="P2" draw:layer="layout" svg:width="0.603cm" svg:height="0.003cm" svg:x="14.915cm" svg:y="10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5" draw:style-name="gr4" draw:text-style-name="P2" draw:layer="layout" svg:width="1.226cm" svg:height="0.431cm" svg:x="14.655cm" svg:y="9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06">
          <draw:g draw:name="Google Shape;568;p50_106">
            <draw:custom-shape draw:name="Google Shape;569;p50_106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6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6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6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07">
          <draw:g draw:name="Google Shape;568;p50_107">
            <draw:custom-shape draw:name="Google Shape;569;p50_107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7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7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7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08">
          <draw:g draw:name="Google Shape;568;p50_108">
            <draw:custom-shape draw:name="Google Shape;569;p50_108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8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8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8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09">
          <draw:g draw:name="Google Shape;568;p50_109">
            <draw:custom-shape draw:name="Google Shape;569;p50_109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09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09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09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5.548cm" svg:height="0.962cm" svg:x="1.343cm" svg:y="4.838cm">
          <draw:text-box>
            <text:p><text:span text:style-name="T4">h(8) =8 mod 8 = 0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g draw:name="Agrupar 13_110">
          <draw:g draw:name="Google Shape;568;p50_110">
            <draw:custom-shape draw:name="Google Shape;569;p50_110" draw:style-name="gr1" draw:text-style-name="P2" draw:layer="layout" svg:width="1.242cm" svg:height="0.002cm" svg:x="16.296cm" svg:y="6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0" draw:style-name="gr2" draw:text-style-name="P2" draw:layer="layout" svg:width="0.938cm" svg:height="0.002cm" svg:x="16.463cm" svg:y="6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0" draw:style-name="gr3" draw:text-style-name="P2" draw:layer="layout" svg:width="0.603cm" svg:height="0.003cm" svg:x="16.629cm" svg:y="6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0" draw:style-name="gr4" draw:text-style-name="P2" draw:layer="layout" svg:width="1.226cm" svg:height="0.431cm" svg:x="16.369cm" svg:y="5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5">9</text:span><text:span text:style-name="T2">, </text:span><text:span text:style-name="T5">5</text:span><text:span text:style-name="T2">, </text:span><text:span text:style-name="T3">8</text:span><text:span text:style-name="T2">, 80, 4, 65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g draw:name="Agrupar 13_112">
          <draw:g draw:name="Google Shape;568;p50_112">
            <draw:custom-shape draw:name="Google Shape;569;p50_112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2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2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2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13">
          <draw:g draw:name="Google Shape;568;p50_113">
            <draw:custom-shape draw:name="Google Shape;569;p50_113" draw:style-name="gr1" draw:text-style-name="P2" draw:layer="layout" svg:width="1.242cm" svg:height="0.002cm" svg:x="14.582cm" svg:y="10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3" draw:style-name="gr2" draw:text-style-name="P2" draw:layer="layout" svg:width="0.938cm" svg:height="0.002cm" svg:x="14.749cm" svg:y="10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3" draw:style-name="gr3" draw:text-style-name="P2" draw:layer="layout" svg:width="0.603cm" svg:height="0.003cm" svg:x="14.915cm" svg:y="10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3" draw:style-name="gr4" draw:text-style-name="P2" draw:layer="layout" svg:width="1.226cm" svg:height="0.431cm" svg:x="14.655cm" svg:y="9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14">
          <draw:g draw:name="Google Shape;568;p50_114">
            <draw:custom-shape draw:name="Google Shape;569;p50_114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4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4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4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15">
          <draw:g draw:name="Google Shape;568;p50_115">
            <draw:custom-shape draw:name="Google Shape;569;p50_115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5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5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5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16">
          <draw:g draw:name="Google Shape;568;p50_116">
            <draw:custom-shape draw:name="Google Shape;569;p50_116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6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6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6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17">
          <draw:g draw:name="Google Shape;568;p50_117">
            <draw:custom-shape draw:name="Google Shape;569;p50_117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7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7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7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5.548cm" svg:height="0.962cm" svg:x="1.343cm" svg:y="4.838cm">
          <draw:text-box>
            <text:p><text:span text:style-name="T4">h(8) =8 mod 8 = 0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g draw:name="Agrupar 13_118">
          <draw:g draw:name="Google Shape;568;p50_118">
            <draw:custom-shape draw:name="Google Shape;569;p50_118" draw:style-name="gr1" draw:text-style-name="P2" draw:layer="layout" svg:width="1.242cm" svg:height="0.002cm" svg:x="16.296cm" svg:y="6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8" draw:style-name="gr2" draw:text-style-name="P2" draw:layer="layout" svg:width="0.938cm" svg:height="0.002cm" svg:x="16.463cm" svg:y="6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8" draw:style-name="gr3" draw:text-style-name="P2" draw:layer="layout" svg:width="0.603cm" svg:height="0.003cm" svg:x="16.629cm" svg:y="6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8" draw:style-name="gr4" draw:text-style-name="P2" draw:layer="layout" svg:width="1.226cm" svg:height="0.431cm" svg:x="16.369cm" svg:y="5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g draw:name="Agrupar 13_111">
          <draw:g draw:name="Google Shape;568;p50_111">
            <draw:custom-shape draw:name="Google Shape;569;p50_111" draw:style-name="gr1" draw:text-style-name="P2" draw:layer="layout" svg:width="1.242cm" svg:height="0.002cm" svg:x="14.583cm" svg:y="4.9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1" draw:style-name="gr2" draw:text-style-name="P2" draw:layer="layout" svg:width="0.938cm" svg:height="0.002cm" svg:x="14.75cm" svg:y="5.0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1" draw:style-name="gr3" draw:text-style-name="P2" draw:layer="layout" svg:width="0.603cm" svg:height="0.003cm" svg:x="14.916cm" svg:y="5.0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1" draw:style-name="gr4" draw:text-style-name="P2" draw:layer="layout" svg:width="1.226cm" svg:height="0.431cm" svg:x="14.656cm" svg:y="4.5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5">9</text:span><text:span text:style-name="T2">, </text:span><text:span text:style-name="T5">5</text:span><text:span text:style-name="T2">, </text:span><text:span text:style-name="T5">8</text:span><text:span text:style-name="T2">, </text:span><text:span text:style-name="T3">80</text:span><text:span text:style-name="T2">, 4, 65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g draw:name="Agrupar 13_119">
          <draw:g draw:name="Google Shape;568;p50_119">
            <draw:custom-shape draw:name="Google Shape;569;p50_119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19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19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19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20">
          <draw:g draw:name="Google Shape;568;p50_120">
            <draw:custom-shape draw:name="Google Shape;569;p50_120" draw:style-name="gr1" draw:text-style-name="P2" draw:layer="layout" svg:width="1.242cm" svg:height="0.002cm" svg:x="14.582cm" svg:y="10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0" draw:style-name="gr2" draw:text-style-name="P2" draw:layer="layout" svg:width="0.938cm" svg:height="0.002cm" svg:x="14.749cm" svg:y="10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0" draw:style-name="gr3" draw:text-style-name="P2" draw:layer="layout" svg:width="0.603cm" svg:height="0.003cm" svg:x="14.915cm" svg:y="10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0" draw:style-name="gr4" draw:text-style-name="P2" draw:layer="layout" svg:width="1.226cm" svg:height="0.431cm" svg:x="14.655cm" svg:y="9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21">
          <draw:g draw:name="Google Shape;568;p50_121">
            <draw:custom-shape draw:name="Google Shape;569;p50_121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1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1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1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22">
          <draw:g draw:name="Google Shape;568;p50_122">
            <draw:custom-shape draw:name="Google Shape;569;p50_122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2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2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2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23">
          <draw:g draw:name="Google Shape;568;p50_123">
            <draw:custom-shape draw:name="Google Shape;569;p50_123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3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3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3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24">
          <draw:g draw:name="Google Shape;568;p50_124">
            <draw:custom-shape draw:name="Google Shape;569;p50_124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4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4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4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5" draw:text-style-name="P7" xml:id="id9" draw:id="id9" draw:layer="layout" svg:width="6.251cm" svg:height="0.962cm" svg:x="1.343cm" svg:y="4.838cm">
          <draw:text-box>
            <text:p><text:span text:style-name="T4">h(80) =80 mod 8 = 0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g draw:name="Agrupar 13_125">
          <draw:g draw:name="Google Shape;568;p50_125">
            <draw:custom-shape draw:name="Google Shape;569;p50_125" draw:style-name="gr1" draw:text-style-name="P2" draw:layer="layout" svg:width="1.242cm" svg:height="0.002cm" svg:x="16.296cm" svg:y="6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5" draw:style-name="gr2" draw:text-style-name="P2" draw:layer="layout" svg:width="0.938cm" svg:height="0.002cm" svg:x="16.463cm" svg:y="6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5" draw:style-name="gr3" draw:text-style-name="P2" draw:layer="layout" svg:width="0.603cm" svg:height="0.003cm" svg:x="16.629cm" svg:y="6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5" draw:style-name="gr4" draw:text-style-name="P2" draw:layer="layout" svg:width="1.226cm" svg:height="0.431cm" svg:x="16.369cm" svg:y="5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frame draw:style-name="gr8" draw:text-style-name="P9" xml:id="id10" draw:id="id10" draw:layer="layout" svg:width="3.326cm" svg:height="0.962cm" svg:x="8.274cm" svg:y="4.838cm">
          <draw:text-box>
            <text:p><text:span text:style-name="T7">COLISÃO</text:span></text:p>
          </draw:text-box>
        </draw:frame>
        <draw:connector draw:style-name="gr16" draw:text-style-name="P6" draw:layer="layout" svg:x1="7.594cm" svg:y1="5.319cm" svg:x2="8.274cm" svg:y2="5.319cm" draw:start-shape="id9" draw:start-glue-point="1" draw:end-shape="id10" draw:end-glue-point="3" svg:d="M7594 5319h680" svg:viewBox="0 0 681 1">
          <text:p/>
        </draw:connector>
        <draw:g draw:name="Agrupar 13_126">
          <draw:g draw:name="Google Shape;568;p50_126">
            <draw:custom-shape draw:name="Google Shape;569;p50_126" draw:style-name="gr1" draw:text-style-name="P2" draw:layer="layout" svg:width="1.242cm" svg:height="0.002cm" svg:x="14.583cm" svg:y="4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6" draw:style-name="gr2" draw:text-style-name="P2" draw:layer="layout" svg:width="0.938cm" svg:height="0.002cm" svg:x="14.75cm" svg:y="4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6" draw:style-name="gr3" draw:text-style-name="P2" draw:layer="layout" svg:width="0.603cm" svg:height="0.003cm" svg:x="14.916cm" svg:y="4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6" draw:style-name="gr4" draw:text-style-name="P2" draw:layer="layout" svg:width="1.226cm" svg:height="0.431cm" svg:x="14.656cm" svg:y="4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5">9</text:span><text:span text:style-name="T2">, </text:span><text:span text:style-name="T5">5</text:span><text:span text:style-name="T2">, </text:span><text:span text:style-name="T5">8</text:span><text:span text:style-name="T2">, </text:span><text:span text:style-name="T3">80</text:span><text:span text:style-name="T2">, 4, 65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g draw:name="Agrupar 13_127">
          <draw:g draw:name="Google Shape;568;p50_127">
            <draw:custom-shape draw:name="Google Shape;569;p50_127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7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7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7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28">
          <draw:g draw:name="Google Shape;568;p50_128">
            <draw:custom-shape draw:name="Google Shape;569;p50_128" draw:style-name="gr1" draw:text-style-name="P2" draw:layer="layout" svg:width="1.242cm" svg:height="0.002cm" svg:x="14.582cm" svg:y="10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8" draw:style-name="gr2" draw:text-style-name="P2" draw:layer="layout" svg:width="0.938cm" svg:height="0.002cm" svg:x="14.749cm" svg:y="10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8" draw:style-name="gr3" draw:text-style-name="P2" draw:layer="layout" svg:width="0.603cm" svg:height="0.003cm" svg:x="14.915cm" svg:y="10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8" draw:style-name="gr4" draw:text-style-name="P2" draw:layer="layout" svg:width="1.226cm" svg:height="0.431cm" svg:x="14.655cm" svg:y="9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29">
          <draw:g draw:name="Google Shape;568;p50_129">
            <draw:custom-shape draw:name="Google Shape;569;p50_129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29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29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29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30">
          <draw:g draw:name="Google Shape;568;p50_130">
            <draw:custom-shape draw:name="Google Shape;569;p50_130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0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0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0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31">
          <draw:g draw:name="Google Shape;568;p50_131">
            <draw:custom-shape draw:name="Google Shape;569;p50_131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1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1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1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32">
          <draw:g draw:name="Google Shape;568;p50_132">
            <draw:custom-shape draw:name="Google Shape;569;p50_132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2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2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2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5" draw:text-style-name="P7" xml:id="id11" draw:id="id11" draw:layer="layout" svg:width="6.251cm" svg:height="0.962cm" svg:x="1.343cm" svg:y="4.838cm">
          <draw:text-box>
            <text:p><text:span text:style-name="T4">h(80) =80 mod 8 = 0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g draw:name="Agrupar 13_133">
          <draw:g draw:name="Google Shape;568;p50_133">
            <draw:custom-shape draw:name="Google Shape;569;p50_133" draw:style-name="gr1" draw:text-style-name="P2" draw:layer="layout" svg:width="1.242cm" svg:height="0.002cm" svg:x="16.296cm" svg:y="6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3" draw:style-name="gr2" draw:text-style-name="P2" draw:layer="layout" svg:width="0.938cm" svg:height="0.002cm" svg:x="16.463cm" svg:y="6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3" draw:style-name="gr3" draw:text-style-name="P2" draw:layer="layout" svg:width="0.603cm" svg:height="0.003cm" svg:x="16.629cm" svg:y="6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3" draw:style-name="gr4" draw:text-style-name="P2" draw:layer="layout" svg:width="1.226cm" svg:height="0.431cm" svg:x="16.369cm" svg:y="5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frame draw:style-name="gr8" draw:text-style-name="P9" xml:id="id12" draw:id="id12" draw:layer="layout" svg:width="3.326cm" svg:height="0.962cm" svg:x="8.274cm" svg:y="4.838cm">
          <draw:text-box>
            <text:p><text:span text:style-name="T7">COLISÃO</text:span></text:p>
          </draw:text-box>
        </draw:frame>
        <draw:connector draw:style-name="gr16" draw:text-style-name="P6" draw:layer="layout" svg:x1="7.594cm" svg:y1="5.319cm" svg:x2="8.274cm" svg:y2="5.319cm" draw:start-shape="id11" draw:start-glue-point="1" draw:end-shape="id12" draw:end-glue-point="3" svg:d="M7594 5319h680" svg:viewBox="0 0 681 1">
          <text:p/>
        </draw:connector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135">
          <draw:g draw:name="Google Shape;568;p50_135">
            <draw:custom-shape draw:name="Google Shape;569;p50_135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5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5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5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5">9</text:span><text:span text:style-name="T2">, </text:span><text:span text:style-name="T5">5</text:span><text:span text:style-name="T2">, </text:span><text:span text:style-name="T5">8</text:span><text:span text:style-name="T2">, </text:span><text:span text:style-name="T5">80</text:span><text:span text:style-name="T2">, </text:span><text:span text:style-name="T3">4</text:span><text:span text:style-name="T2">, 65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g draw:name="Agrupar 13_134">
          <draw:g draw:name="Google Shape;568;p50_134">
            <draw:custom-shape draw:name="Google Shape;569;p50_134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4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4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4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36">
          <draw:g draw:name="Google Shape;568;p50_136">
            <draw:custom-shape draw:name="Google Shape;569;p50_136" draw:style-name="gr1" draw:text-style-name="P2" draw:layer="layout" svg:width="1.242cm" svg:height="0.002cm" svg:x="14.582cm" svg:y="10.2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6" draw:style-name="gr2" draw:text-style-name="P2" draw:layer="layout" svg:width="0.938cm" svg:height="0.002cm" svg:x="14.749cm" svg:y="10.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6" draw:style-name="gr3" draw:text-style-name="P2" draw:layer="layout" svg:width="0.603cm" svg:height="0.003cm" svg:x="14.915cm" svg:y="10.3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6" draw:style-name="gr4" draw:text-style-name="P2" draw:layer="layout" svg:width="1.226cm" svg:height="0.431cm" svg:x="14.655cm" svg:y="9.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37">
          <draw:g draw:name="Google Shape;568;p50_137">
            <draw:custom-shape draw:name="Google Shape;569;p50_137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7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7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7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38">
          <draw:g draw:name="Google Shape;568;p50_138">
            <draw:custom-shape draw:name="Google Shape;569;p50_138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8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8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8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39">
          <draw:g draw:name="Google Shape;568;p50_139">
            <draw:custom-shape draw:name="Google Shape;569;p50_139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39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39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39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40">
          <draw:g draw:name="Google Shape;568;p50_140">
            <draw:custom-shape draw:name="Google Shape;569;p50_140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0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0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0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xml:id="id13" draw:id="id13" draw:layer="layout" svg:width="5.726cm" svg:height="0.962cm" svg:x="1.343cm" svg:y="4.838cm">
          <draw:text-box>
            <text:p><text:span text:style-name="T4">h(4) =4 mod 8 = 4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g draw:name="Agrupar 13_141">
          <draw:g draw:name="Google Shape;568;p50_141">
            <draw:custom-shape draw:name="Google Shape;569;p50_141" draw:style-name="gr1" draw:text-style-name="P2" draw:layer="layout" svg:width="1.242cm" svg:height="0.002cm" svg:x="16.296cm" svg:y="6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1" draw:style-name="gr2" draw:text-style-name="P2" draw:layer="layout" svg:width="0.938cm" svg:height="0.002cm" svg:x="16.463cm" svg:y="6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1" draw:style-name="gr3" draw:text-style-name="P2" draw:layer="layout" svg:width="0.603cm" svg:height="0.003cm" svg:x="16.629cm" svg:y="6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1" draw:style-name="gr4" draw:text-style-name="P2" draw:layer="layout" svg:width="1.226cm" svg:height="0.431cm" svg:x="16.369cm" svg:y="5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frame draw:style-name="gr8" draw:text-style-name="P9" xml:id="id14" draw:id="id14" draw:layer="layout" svg:width="3.326cm" svg:height="0.962cm" svg:x="8.274cm" svg:y="4.838cm">
          <draw:text-box>
            <text:p><text:span text:style-name="T7">COLISÃO</text:span></text:p>
          </draw:text-box>
        </draw:frame>
        <draw:connector draw:style-name="gr16" draw:text-style-name="P6" draw:layer="layout" svg:x1="7.069cm" svg:y1="5.319cm" svg:x2="8.274cm" svg:y2="5.319cm" draw:start-shape="id13" draw:start-glue-point="1" draw:end-shape="id14" draw:end-glue-point="3" svg:d="M7069 5319h1205" svg:viewBox="0 0 1206 1">
          <text:p/>
        </draw:connector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142">
          <draw:g draw:name="Google Shape;568;p50_142">
            <draw:custom-shape draw:name="Google Shape;569;p50_142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2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2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2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5">9</text:span><text:span text:style-name="T2">, </text:span><text:span text:style-name="T5">5</text:span><text:span text:style-name="T2">, </text:span><text:span text:style-name="T5">8</text:span><text:span text:style-name="T2">, </text:span><text:span text:style-name="T5">80</text:span><text:span text:style-name="T2">, </text:span><text:span text:style-name="T3">4</text:span><text:span text:style-name="T2">, 65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g draw:name="Agrupar 13_143">
          <draw:g draw:name="Google Shape;568;p50_143">
            <draw:custom-shape draw:name="Google Shape;569;p50_143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3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3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3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45">
          <draw:g draw:name="Google Shape;568;p50_145">
            <draw:custom-shape draw:name="Google Shape;569;p50_145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5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5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5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46">
          <draw:g draw:name="Google Shape;568;p50_146">
            <draw:custom-shape draw:name="Google Shape;569;p50_146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6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6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6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47">
          <draw:g draw:name="Google Shape;568;p50_147">
            <draw:custom-shape draw:name="Google Shape;569;p50_147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7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7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7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48">
          <draw:g draw:name="Google Shape;568;p50_148">
            <draw:custom-shape draw:name="Google Shape;569;p50_148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8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8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8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xml:id="id15" draw:id="id15" draw:layer="layout" svg:width="5.726cm" svg:height="0.962cm" svg:x="1.343cm" svg:y="4.838cm">
          <draw:text-box>
            <text:p><text:span text:style-name="T4">h(4) =4 mod 8 = 4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g draw:name="Agrupar 13_149">
          <draw:g draw:name="Google Shape;568;p50_149">
            <draw:custom-shape draw:name="Google Shape;569;p50_149" draw:style-name="gr1" draw:text-style-name="P2" draw:layer="layout" svg:width="1.242cm" svg:height="0.002cm" svg:x="16.296cm" svg:y="6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9" draw:style-name="gr2" draw:text-style-name="P2" draw:layer="layout" svg:width="0.938cm" svg:height="0.002cm" svg:x="16.463cm" svg:y="6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9" draw:style-name="gr3" draw:text-style-name="P2" draw:layer="layout" svg:width="0.603cm" svg:height="0.003cm" svg:x="16.629cm" svg:y="6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9" draw:style-name="gr4" draw:text-style-name="P2" draw:layer="layout" svg:width="1.226cm" svg:height="0.431cm" svg:x="16.369cm" svg:y="5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frame draw:style-name="gr8" draw:text-style-name="P9" xml:id="id16" draw:id="id16" draw:layer="layout" svg:width="3.326cm" svg:height="0.962cm" svg:x="8.274cm" svg:y="4.838cm">
          <draw:text-box>
            <text:p><text:span text:style-name="T7">COLISÃO</text:span></text:p>
          </draw:text-box>
        </draw:frame>
        <draw:connector draw:style-name="gr16" draw:text-style-name="P6" draw:layer="layout" svg:x1="7.069cm" svg:y1="5.319cm" svg:x2="8.274cm" svg:y2="5.319cm" draw:start-shape="id15" draw:start-glue-point="1" draw:end-shape="id16" draw:end-glue-point="3" svg:d="M7069 5319h1205" svg:viewBox="0 0 1206 1">
          <text:p/>
        </draw:connector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150">
          <draw:g draw:name="Google Shape;568;p50_150">
            <draw:custom-shape draw:name="Google Shape;569;p50_150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0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0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0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51">
          <draw:g draw:name="Google Shape;568;p50_151">
            <draw:custom-shape draw:name="Google Shape;569;p50_151" draw:style-name="gr1" draw:text-style-name="P2" draw:layer="layout" svg:width="1.242cm" svg:height="0.002cm" svg:x="16.2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1" draw:style-name="gr2" draw:text-style-name="P2" draw:layer="layout" svg:width="0.938cm" svg:height="0.002cm" svg:x="16.4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1" draw:style-name="gr3" draw:text-style-name="P2" draw:layer="layout" svg:width="0.603cm" svg:height="0.003cm" svg:x="16.6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1" draw:style-name="gr4" draw:text-style-name="P2" draw:layer="layout" svg:width="1.226cm" svg:height="0.431cm" svg:x="16.3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9.414cm">
          <text:p text:style-name="P10">4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9.814cm" svg:x2="15.214cm" svg:y2="9.814cm">
          <text:p/>
        </draw:line>
        <presentation:notes draw:style-name="dp1">
          <draw:page-thumbnail draw:style-name="gr6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5">9</text:span><text:span text:style-name="T2">, </text:span><text:span text:style-name="T5">5</text:span><text:span text:style-name="T2">, </text:span><text:span text:style-name="T5">8</text:span><text:span text:style-name="T2">, </text:span><text:span text:style-name="T5">80</text:span><text:span text:style-name="T2">, </text:span><text:span text:style-name="T5">4</text:span><text:span text:style-name="T2">, </text:span><text:span text:style-name="T3">65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g draw:name="Agrupar 13_144">
          <draw:g draw:name="Google Shape;568;p50_144">
            <draw:custom-shape draw:name="Google Shape;569;p50_144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44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44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44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52">
          <draw:g draw:name="Google Shape;568;p50_152">
            <draw:custom-shape draw:name="Google Shape;569;p50_152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2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2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2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53">
          <draw:g draw:name="Google Shape;568;p50_153">
            <draw:custom-shape draw:name="Google Shape;569;p50_153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3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3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3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54">
          <draw:g draw:name="Google Shape;568;p50_154">
            <draw:custom-shape draw:name="Google Shape;569;p50_154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4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4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4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55">
          <draw:g draw:name="Google Shape;568;p50_155">
            <draw:custom-shape draw:name="Google Shape;569;p50_155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5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5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5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xml:id="id17" draw:id="id17" draw:layer="layout" svg:width="6.429cm" svg:height="0.962cm" svg:x="1.343cm" svg:y="4.838cm">
          <draw:text-box>
            <text:p><text:span text:style-name="T4">h(65) =65 mod 8 = 1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g draw:name="Agrupar 13_156">
          <draw:g draw:name="Google Shape;568;p50_156">
            <draw:custom-shape draw:name="Google Shape;569;p50_156" draw:style-name="gr1" draw:text-style-name="P2" draw:layer="layout" svg:width="1.242cm" svg:height="0.002cm" svg:x="16.296cm" svg:y="6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6" draw:style-name="gr2" draw:text-style-name="P2" draw:layer="layout" svg:width="0.938cm" svg:height="0.002cm" svg:x="16.463cm" svg:y="6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6" draw:style-name="gr3" draw:text-style-name="P2" draw:layer="layout" svg:width="0.603cm" svg:height="0.003cm" svg:x="16.629cm" svg:y="6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6" draw:style-name="gr4" draw:text-style-name="P2" draw:layer="layout" svg:width="1.226cm" svg:height="0.431cm" svg:x="16.369cm" svg:y="5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frame draw:style-name="gr8" draw:text-style-name="P9" xml:id="id18" draw:id="id18" draw:layer="layout" svg:width="3.326cm" svg:height="0.962cm" svg:x="8.274cm" svg:y="4.838cm">
          <draw:text-box>
            <text:p><text:span text:style-name="T7">COLISÃO</text:span></text:p>
          </draw:text-box>
        </draw:frame>
        <draw:connector draw:style-name="gr16" draw:text-style-name="P6" draw:layer="layout" svg:x1="7.772cm" svg:y1="5.319cm" svg:x2="8.274cm" svg:y2="5.319cm" draw:start-shape="id17" draw:start-glue-point="1" draw:end-shape="id18" draw:end-glue-point="3" svg:d="M7772 5319h502" svg:viewBox="0 0 503 1">
          <text:p/>
        </draw:connector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157">
          <draw:g draw:name="Google Shape;568;p50_157">
            <draw:custom-shape draw:name="Google Shape;569;p50_157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7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7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7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58">
          <draw:g draw:name="Google Shape;568;p50_158">
            <draw:custom-shape draw:name="Google Shape;569;p50_158" draw:style-name="gr1" draw:text-style-name="P2" draw:layer="layout" svg:width="1.242cm" svg:height="0.002cm" svg:x="16.2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8" draw:style-name="gr2" draw:text-style-name="P2" draw:layer="layout" svg:width="0.938cm" svg:height="0.002cm" svg:x="16.4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8" draw:style-name="gr3" draw:text-style-name="P2" draw:layer="layout" svg:width="0.603cm" svg:height="0.003cm" svg:x="16.6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8" draw:style-name="gr4" draw:text-style-name="P2" draw:layer="layout" svg:width="1.226cm" svg:height="0.431cm" svg:x="16.3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9.414cm">
          <text:p text:style-name="P10">4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9.814cm" svg:x2="15.214cm" svg:y2="9.814cm">
          <text:p/>
        </draw:line>
        <presentation:notes draw:style-name="dp1">
          <draw:page-thumbnail draw:style-name="gr6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2">1. Inserir os elementos 43, </text:span><text:span text:style-name="T5">52</text:span><text:span text:style-name="T2">, </text:span><text:span text:style-name="T6">17</text:span><text:span text:style-name="T2">, </text:span><text:span text:style-name="T5">27</text:span><text:span text:style-name="T2">, </text:span><text:span text:style-name="T5">9</text:span><text:span text:style-name="T2">, </text:span><text:span text:style-name="T5">5</text:span><text:span text:style-name="T2">, </text:span><text:span text:style-name="T5">8</text:span><text:span text:style-name="T2">, </text:span><text:span text:style-name="T5">80</text:span><text:span text:style-name="T2">, </text:span><text:span text:style-name="T5">4</text:span><text:span text:style-name="T2">, </text:span><text:span text:style-name="T3">65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g draw:name="Agrupar 13_159">
          <draw:g draw:name="Google Shape;568;p50_159">
            <draw:custom-shape draw:name="Google Shape;569;p50_159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59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59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59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60">
          <draw:g draw:name="Google Shape;568;p50_160">
            <draw:custom-shape draw:name="Google Shape;569;p50_160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0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0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0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61">
          <draw:g draw:name="Google Shape;568;p50_161">
            <draw:custom-shape draw:name="Google Shape;569;p50_161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1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1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1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62">
          <draw:g draw:name="Google Shape;568;p50_162">
            <draw:custom-shape draw:name="Google Shape;569;p50_162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2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2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2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63">
          <draw:g draw:name="Google Shape;568;p50_163">
            <draw:custom-shape draw:name="Google Shape;569;p50_163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3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3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3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xml:id="id19" draw:id="id19" draw:layer="layout" svg:width="6.429cm" svg:height="0.962cm" svg:x="1.343cm" svg:y="4.838cm">
          <draw:text-box>
            <text:p><text:span text:style-name="T4">h(65) =65 mod 8 = 1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frame draw:style-name="gr8" draw:text-style-name="P9" xml:id="id20" draw:id="id20" draw:layer="layout" svg:width="3.326cm" svg:height="0.962cm" svg:x="8.274cm" svg:y="4.838cm">
          <draw:text-box>
            <text:p><text:span text:style-name="T7">COLISÃO</text:span></text:p>
          </draw:text-box>
        </draw:frame>
        <draw:connector draw:style-name="gr16" draw:text-style-name="P6" draw:layer="layout" svg:x1="7.772cm" svg:y1="5.319cm" svg:x2="8.274cm" svg:y2="5.319cm" draw:start-shape="id19" draw:start-glue-point="1" draw:end-shape="id20" draw:end-glue-point="3" svg:d="M7772 5319h502" svg:viewBox="0 0 503 1">
          <text:p/>
        </draw:connector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165">
          <draw:g draw:name="Google Shape;568;p50_165">
            <draw:custom-shape draw:name="Google Shape;569;p50_165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5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5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5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66">
          <draw:g draw:name="Google Shape;568;p50_166">
            <draw:custom-shape draw:name="Google Shape;569;p50_166" draw:style-name="gr1" draw:text-style-name="P2" draw:layer="layout" svg:width="1.242cm" svg:height="0.002cm" svg:x="16.2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6" draw:style-name="gr2" draw:text-style-name="P2" draw:layer="layout" svg:width="0.938cm" svg:height="0.002cm" svg:x="16.4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6" draw:style-name="gr3" draw:text-style-name="P2" draw:layer="layout" svg:width="0.603cm" svg:height="0.003cm" svg:x="16.6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6" draw:style-name="gr4" draw:text-style-name="P2" draw:layer="layout" svg:width="1.226cm" svg:height="0.431cm" svg:x="16.3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9.414cm">
          <text:p text:style-name="P10">4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9.814cm" svg:x2="15.214cm" svg:y2="9.814cm">
          <text:p/>
        </draw:line>
        <draw:g draw:name="Agrupar 13_167">
          <draw:g draw:name="Google Shape;568;p50_167">
            <draw:custom-shape draw:name="Google Shape;569;p50_167" draw:style-name="gr1" draw:text-style-name="P2" draw:layer="layout" svg:width="1.242cm" svg:height="0.002cm" svg:x="18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7" draw:style-name="gr2" draw:text-style-name="P2" draw:layer="layout" svg:width="0.938cm" svg:height="0.002cm" svg:x="18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7" draw:style-name="gr3" draw:text-style-name="P2" draw:layer="layout" svg:width="0.603cm" svg:height="0.003cm" svg:x="18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7" draw:style-name="gr4" draw:text-style-name="P2" draw:layer="layout" svg:width="1.226cm" svg:height="0.431cm" svg:x="18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7.229cm" svg:y="5.428cm">
          <text:p text:style-name="P10">65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114cm" svg:y1="5.814cm" svg:x2="17.314cm" svg:y2="5.814cm">
          <text:p/>
        </draw:line>
        <presentation:notes draw:style-name="dp1">
          <draw:page-thumbnail draw:style-name="gr6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2. Remover o elemento </text:span><text:span text:style-name="T3">52</text:span><text:span text:style-name="T2">, 9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g draw:name="Agrupar 13_164">
          <draw:g draw:name="Google Shape;568;p50_164">
            <draw:custom-shape draw:name="Google Shape;569;p50_164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4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4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4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68">
          <draw:g draw:name="Google Shape;568;p50_168">
            <draw:custom-shape draw:name="Google Shape;569;p50_168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8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8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8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69">
          <draw:g draw:name="Google Shape;568;p50_169">
            <draw:custom-shape draw:name="Google Shape;569;p50_169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69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69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69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70">
          <draw:g draw:name="Google Shape;568;p50_170">
            <draw:custom-shape draw:name="Google Shape;569;p50_170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0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0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0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71">
          <draw:g draw:name="Google Shape;568;p50_171">
            <draw:custom-shape draw:name="Google Shape;569;p50_171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1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1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1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6.429cm" svg:height="0.962cm" svg:x="1.343cm" svg:y="4.838cm">
          <draw:text-box>
            <text:p><text:span text:style-name="T4">h(52) =52 mod 8 = 4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172">
          <draw:g draw:name="Google Shape;568;p50_172">
            <draw:custom-shape draw:name="Google Shape;569;p50_172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2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2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2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73">
          <draw:g draw:name="Google Shape;568;p50_173">
            <draw:custom-shape draw:name="Google Shape;569;p50_173" draw:style-name="gr1" draw:text-style-name="P2" draw:layer="layout" svg:width="1.242cm" svg:height="0.002cm" svg:x="16.2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3" draw:style-name="gr2" draw:text-style-name="P2" draw:layer="layout" svg:width="0.938cm" svg:height="0.002cm" svg:x="16.4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3" draw:style-name="gr3" draw:text-style-name="P2" draw:layer="layout" svg:width="0.603cm" svg:height="0.003cm" svg:x="16.6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3" draw:style-name="gr4" draw:text-style-name="P2" draw:layer="layout" svg:width="1.226cm" svg:height="0.431cm" svg:x="16.3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9.414cm">
          <text:p text:style-name="P10">4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9.814cm" svg:x2="15.214cm" svg:y2="9.814cm">
          <text:p/>
        </draw:line>
        <draw:g draw:name="Agrupar 13_174">
          <draw:g draw:name="Google Shape;568;p50_174">
            <draw:custom-shape draw:name="Google Shape;569;p50_174" draw:style-name="gr1" draw:text-style-name="P2" draw:layer="layout" svg:width="1.242cm" svg:height="0.002cm" svg:x="18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4" draw:style-name="gr2" draw:text-style-name="P2" draw:layer="layout" svg:width="0.938cm" svg:height="0.002cm" svg:x="18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4" draw:style-name="gr3" draw:text-style-name="P2" draw:layer="layout" svg:width="0.603cm" svg:height="0.003cm" svg:x="18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4" draw:style-name="gr4" draw:text-style-name="P2" draw:layer="layout" svg:width="1.226cm" svg:height="0.431cm" svg:x="18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7.229cm" svg:y="5.428cm">
          <text:p text:style-name="P10">65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114cm" svg:y1="5.814cm" svg:x2="17.314cm" svg:y2="5.814cm">
          <text:p/>
        </draw:line>
        <draw:custom-shape draw:style-name="gr17" draw:text-style-name="P15" draw:layer="layout" svg:width="1.4cm" svg:height="0.8cm" svg:x="9.6cm" svg:y="9.4cm">
          <text:p text:style-name="P14"><text:span text:style-name="T8">aux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1cm" svg:y1="9.8cm" svg:x2="12.042cm" svg:y2="9.8cm">
          <text:p/>
        </draw:line>
        <presentation:notes draw:style-name="dp1">
          <draw:page-thumbnail draw:style-name="gr6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2. Remover o elemento </text:span><text:span text:style-name="T3">52</text:span><text:span text:style-name="T2">, 9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5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g draw:name="Agrupar 13_175">
          <draw:g draw:name="Google Shape;568;p50_175">
            <draw:custom-shape draw:name="Google Shape;569;p50_175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5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5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5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76">
          <draw:g draw:name="Google Shape;568;p50_176">
            <draw:custom-shape draw:name="Google Shape;569;p50_176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6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6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6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77">
          <draw:g draw:name="Google Shape;568;p50_177">
            <draw:custom-shape draw:name="Google Shape;569;p50_177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7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7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7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78">
          <draw:g draw:name="Google Shape;568;p50_178">
            <draw:custom-shape draw:name="Google Shape;569;p50_178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8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8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8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79">
          <draw:g draw:name="Google Shape;568;p50_179">
            <draw:custom-shape draw:name="Google Shape;569;p50_179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79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79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79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6.429cm" svg:height="0.962cm" svg:x="1.343cm" svg:y="4.838cm">
          <draw:text-box>
            <text:p><text:span text:style-name="T4">h(52) =52 mod 8 = 4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180">
          <draw:g draw:name="Google Shape;568;p50_180">
            <draw:custom-shape draw:name="Google Shape;569;p50_180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0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0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0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81">
          <draw:g draw:name="Google Shape;568;p50_181">
            <draw:custom-shape draw:name="Google Shape;569;p50_181" draw:style-name="gr1" draw:text-style-name="P2" draw:layer="layout" svg:width="1.242cm" svg:height="0.002cm" svg:x="16.2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1" draw:style-name="gr2" draw:text-style-name="P2" draw:layer="layout" svg:width="0.938cm" svg:height="0.002cm" svg:x="16.4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1" draw:style-name="gr3" draw:text-style-name="P2" draw:layer="layout" svg:width="0.603cm" svg:height="0.003cm" svg:x="16.6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1" draw:style-name="gr4" draw:text-style-name="P2" draw:layer="layout" svg:width="1.226cm" svg:height="0.431cm" svg:x="16.3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14cm" svg:y="9.414cm">
          <text:p text:style-name="P10">4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9.814cm" svg:x2="15.214cm" svg:y2="9.814cm">
          <text:p/>
        </draw:line>
        <draw:g draw:name="Agrupar 13_182">
          <draw:g draw:name="Google Shape;568;p50_182">
            <draw:custom-shape draw:name="Google Shape;569;p50_182" draw:style-name="gr1" draw:text-style-name="P2" draw:layer="layout" svg:width="1.242cm" svg:height="0.002cm" svg:x="18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2" draw:style-name="gr2" draw:text-style-name="P2" draw:layer="layout" svg:width="0.938cm" svg:height="0.002cm" svg:x="18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2" draw:style-name="gr3" draw:text-style-name="P2" draw:layer="layout" svg:width="0.603cm" svg:height="0.003cm" svg:x="18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2" draw:style-name="gr4" draw:text-style-name="P2" draw:layer="layout" svg:width="1.226cm" svg:height="0.431cm" svg:x="18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7.229cm" svg:y="5.428cm">
          <text:p text:style-name="P10">65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114cm" svg:y1="5.814cm" svg:x2="17.314cm" svg:y2="5.814cm">
          <text:p/>
        </draw:line>
        <draw:custom-shape draw:style-name="gr17" draw:text-style-name="P15" draw:layer="layout" svg:width="1.4cm" svg:height="0.8cm" svg:x="9.6cm" svg:y="9.4cm">
          <text:p text:style-name="P14"><text:span text:style-name="T8">aux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1cm" svg:y1="9.8cm" svg:x2="12.042cm" svg:y2="9.8cm">
          <text:p/>
        </draw:line>
        <draw:frame draw:style-name="gr19" draw:text-style-name="P16" draw:layer="layout" svg:width="6.577cm" svg:height="0.962cm" svg:x="1.623cm" svg:y="7.638cm">
          <draw:text-box>
            <text:p>Inicio = inicio.proximo</text:p>
          </draw:text-box>
        </draw:frame>
        <presentation:notes draw:style-name="dp1">
          <draw:page-thumbnail draw:style-name="gr6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2. Remover o elemento </text:span><text:span text:style-name="T3">52</text:span><text:span text:style-name="T2">, 9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4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g draw:name="Agrupar 13_183">
          <draw:g draw:name="Google Shape;568;p50_183">
            <draw:custom-shape draw:name="Google Shape;569;p50_183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3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3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3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84">
          <draw:g draw:name="Google Shape;568;p50_184">
            <draw:custom-shape draw:name="Google Shape;569;p50_184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4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4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4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85">
          <draw:g draw:name="Google Shape;568;p50_185">
            <draw:custom-shape draw:name="Google Shape;569;p50_185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5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5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5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86">
          <draw:g draw:name="Google Shape;568;p50_186">
            <draw:custom-shape draw:name="Google Shape;569;p50_186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6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6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6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87">
          <draw:g draw:name="Google Shape;568;p50_187">
            <draw:custom-shape draw:name="Google Shape;569;p50_187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7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7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7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6.429cm" svg:height="0.962cm" svg:x="1.343cm" svg:y="4.838cm">
          <draw:text-box>
            <text:p><text:span text:style-name="T4">h(52) =52 mod 8 = 4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188">
          <draw:g draw:name="Google Shape;568;p50_188">
            <draw:custom-shape draw:name="Google Shape;569;p50_188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8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8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8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89">
          <draw:g draw:name="Google Shape;568;p50_189">
            <draw:custom-shape draw:name="Google Shape;569;p50_189" draw:style-name="gr1" draw:text-style-name="P2" draw:layer="layout" svg:width="1.242cm" svg:height="0.002cm" svg:x="14.5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89" draw:style-name="gr2" draw:text-style-name="P2" draw:layer="layout" svg:width="0.938cm" svg:height="0.002cm" svg:x="14.7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89" draw:style-name="gr3" draw:text-style-name="P2" draw:layer="layout" svg:width="0.603cm" svg:height="0.003cm" svg:x="14.9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89" draw:style-name="gr4" draw:text-style-name="P2" draw:layer="layout" svg:width="1.226cm" svg:height="0.431cm" svg:x="14.6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90">
          <draw:g draw:name="Google Shape;568;p50_190">
            <draw:custom-shape draw:name="Google Shape;569;p50_190" draw:style-name="gr1" draw:text-style-name="P2" draw:layer="layout" svg:width="1.242cm" svg:height="0.002cm" svg:x="18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0" draw:style-name="gr2" draw:text-style-name="P2" draw:layer="layout" svg:width="0.938cm" svg:height="0.002cm" svg:x="18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0" draw:style-name="gr3" draw:text-style-name="P2" draw:layer="layout" svg:width="0.603cm" svg:height="0.003cm" svg:x="18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0" draw:style-name="gr4" draw:text-style-name="P2" draw:layer="layout" svg:width="1.226cm" svg:height="0.431cm" svg:x="18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7.229cm" svg:y="5.428cm">
          <text:p text:style-name="P10">65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114cm" svg:y1="5.814cm" svg:x2="17.314cm" svg:y2="5.814cm">
          <text:p/>
        </draw:line>
        <draw:custom-shape draw:style-name="gr17" draw:text-style-name="P15" draw:layer="layout" svg:width="1.4cm" svg:height="0.8cm" svg:x="9.6cm" svg:y="9.4cm">
          <text:p text:style-name="P14"><text:span text:style-name="T8">aux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1cm" svg:y1="9.8cm" svg:x2="12.042cm" svg:y2="9.8cm">
          <text:p/>
        </draw:line>
        <draw:frame draw:style-name="gr19" draw:text-style-name="P16" draw:layer="layout" svg:width="6.577cm" svg:height="0.962cm" svg:x="1.623cm" svg:y="7.638cm">
          <draw:text-box>
            <text:p>Inicio = inicio.proximo</text:p>
          </draw:text-box>
        </draw:frame>
        <presentation:notes draw:style-name="dp1">
          <draw:page-thumbnail draw:style-name="gr6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2. Remover o elemento </text:span><text:span text:style-name="T3">52</text:span><text:span text:style-name="T2">, 9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4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g draw:name="Agrupar 13_191">
          <draw:g draw:name="Google Shape;568;p50_191">
            <draw:custom-shape draw:name="Google Shape;569;p50_191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1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1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1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92">
          <draw:g draw:name="Google Shape;568;p50_192">
            <draw:custom-shape draw:name="Google Shape;569;p50_192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2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2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2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93">
          <draw:g draw:name="Google Shape;568;p50_193">
            <draw:custom-shape draw:name="Google Shape;569;p50_193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3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3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3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94">
          <draw:g draw:name="Google Shape;568;p50_194">
            <draw:custom-shape draw:name="Google Shape;569;p50_194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4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4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4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95">
          <draw:g draw:name="Google Shape;568;p50_195">
            <draw:custom-shape draw:name="Google Shape;569;p50_195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5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5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5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6.429cm" svg:height="0.962cm" svg:x="1.343cm" svg:y="4.838cm">
          <draw:text-box>
            <text:p><text:span text:style-name="T4">h(52) =52 mod 8 = 4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196">
          <draw:g draw:name="Google Shape;568;p50_196">
            <draw:custom-shape draw:name="Google Shape;569;p50_196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6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6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6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97">
          <draw:g draw:name="Google Shape;568;p50_197">
            <draw:custom-shape draw:name="Google Shape;569;p50_197" draw:style-name="gr1" draw:text-style-name="P2" draw:layer="layout" svg:width="1.242cm" svg:height="0.002cm" svg:x="14.5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7" draw:style-name="gr2" draw:text-style-name="P2" draw:layer="layout" svg:width="0.938cm" svg:height="0.002cm" svg:x="14.7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7" draw:style-name="gr3" draw:text-style-name="P2" draw:layer="layout" svg:width="0.603cm" svg:height="0.003cm" svg:x="14.9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7" draw:style-name="gr4" draw:text-style-name="P2" draw:layer="layout" svg:width="1.226cm" svg:height="0.431cm" svg:x="14.6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198">
          <draw:g draw:name="Google Shape;568;p50_198">
            <draw:custom-shape draw:name="Google Shape;569;p50_198" draw:style-name="gr1" draw:text-style-name="P2" draw:layer="layout" svg:width="1.242cm" svg:height="0.002cm" svg:x="18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8" draw:style-name="gr2" draw:text-style-name="P2" draw:layer="layout" svg:width="0.938cm" svg:height="0.002cm" svg:x="18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8" draw:style-name="gr3" draw:text-style-name="P2" draw:layer="layout" svg:width="0.603cm" svg:height="0.003cm" svg:x="18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8" draw:style-name="gr4" draw:text-style-name="P2" draw:layer="layout" svg:width="1.226cm" svg:height="0.431cm" svg:x="18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7.229cm" svg:y="5.428cm">
          <text:p text:style-name="P10">65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114cm" svg:y1="5.814cm" svg:x2="17.314cm" svg:y2="5.814cm">
          <text:p/>
        </draw:line>
        <draw:frame draw:style-name="gr19" draw:text-style-name="P16" draw:layer="layout" svg:width="3.774cm" svg:height="0.962cm" svg:x="1.623cm" svg:y="7.638cm">
          <draw:text-box>
            <text:p>Delete(aux)</text:p>
          </draw:text-box>
        </draw:frame>
        <presentation:notes draw:style-name="dp1">
          <draw:page-thumbnail draw:style-name="gr6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2. Remover o elemento </text:span><text:span text:style-name="T5">52</text:span><text:span text:style-name="T2">, </text:span><text:span text:style-name="T3">9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4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g draw:name="Agrupar 13_199">
          <draw:g draw:name="Google Shape;568;p50_199">
            <draw:custom-shape draw:name="Google Shape;569;p50_199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199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199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199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00">
          <draw:g draw:name="Google Shape;568;p50_200">
            <draw:custom-shape draw:name="Google Shape;569;p50_200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0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0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0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01">
          <draw:g draw:name="Google Shape;568;p50_201">
            <draw:custom-shape draw:name="Google Shape;569;p50_201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1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1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1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02">
          <draw:g draw:name="Google Shape;568;p50_202">
            <draw:custom-shape draw:name="Google Shape;569;p50_202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2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2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2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03">
          <draw:g draw:name="Google Shape;568;p50_203">
            <draw:custom-shape draw:name="Google Shape;569;p50_203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3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3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3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5.726cm" svg:height="0.962cm" svg:x="1.343cm" svg:y="4.838cm">
          <draw:text-box>
            <text:p><text:span text:style-name="T4">h(9) =9 mod 8 = 1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204">
          <draw:g draw:name="Google Shape;568;p50_204">
            <draw:custom-shape draw:name="Google Shape;569;p50_204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4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4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4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05">
          <draw:g draw:name="Google Shape;568;p50_205">
            <draw:custom-shape draw:name="Google Shape;569;p50_205" draw:style-name="gr1" draw:text-style-name="P2" draw:layer="layout" svg:width="1.242cm" svg:height="0.002cm" svg:x="14.5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5" draw:style-name="gr2" draw:text-style-name="P2" draw:layer="layout" svg:width="0.938cm" svg:height="0.002cm" svg:x="14.7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5" draw:style-name="gr3" draw:text-style-name="P2" draw:layer="layout" svg:width="0.603cm" svg:height="0.003cm" svg:x="14.9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5" draw:style-name="gr4" draw:text-style-name="P2" draw:layer="layout" svg:width="1.226cm" svg:height="0.431cm" svg:x="14.6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06">
          <draw:g draw:name="Google Shape;568;p50_206">
            <draw:custom-shape draw:name="Google Shape;569;p50_206" draw:style-name="gr1" draw:text-style-name="P2" draw:layer="layout" svg:width="1.242cm" svg:height="0.002cm" svg:x="18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6" draw:style-name="gr2" draw:text-style-name="P2" draw:layer="layout" svg:width="0.938cm" svg:height="0.002cm" svg:x="18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6" draw:style-name="gr3" draw:text-style-name="P2" draw:layer="layout" svg:width="0.603cm" svg:height="0.003cm" svg:x="18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6" draw:style-name="gr4" draw:text-style-name="P2" draw:layer="layout" svg:width="1.226cm" svg:height="0.431cm" svg:x="18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7.229cm" svg:y="5.428cm">
          <text:p text:style-name="P10">65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114cm" svg:y1="5.814cm" svg:x2="17.314cm" svg:y2="5.814cm">
          <text:p/>
        </draw:line>
        <draw:custom-shape draw:style-name="gr17" draw:text-style-name="P15" draw:layer="layout" svg:width="1.4cm" svg:height="0.8cm" svg:x="9.6cm" svg:y="5.4cm">
          <text:p text:style-name="P14"><text:span text:style-name="T8">aux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1cm" svg:y1="5.8cm" svg:x2="12.042cm" svg:y2="5.8cm">
          <text:p/>
        </draw:line>
        <draw:frame draw:style-name="gr19" draw:text-style-name="P16" draw:layer="layout" svg:width="7.902cm" svg:height="0.962cm" svg:x="1.4cm" svg:y="7.2cm">
          <draw:text-box>
            <text:p>Percorre até encontrar o 9</text:p>
          </draw:text-box>
        </draw:frame>
        <presentation:notes draw:style-name="dp1">
          <draw:page-thumbnail draw:style-name="gr6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2. Remover o elemento </text:span><text:span text:style-name="T5">52</text:span><text:span text:style-name="T2">, </text:span><text:span text:style-name="T3">9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4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g draw:name="Agrupar 13_207">
          <draw:g draw:name="Google Shape;568;p50_207">
            <draw:custom-shape draw:name="Google Shape;569;p50_207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7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7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7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08">
          <draw:g draw:name="Google Shape;568;p50_208">
            <draw:custom-shape draw:name="Google Shape;569;p50_208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8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8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8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09">
          <draw:g draw:name="Google Shape;568;p50_209">
            <draw:custom-shape draw:name="Google Shape;569;p50_209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09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09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09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10">
          <draw:g draw:name="Google Shape;568;p50_210">
            <draw:custom-shape draw:name="Google Shape;569;p50_210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0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0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0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11">
          <draw:g draw:name="Google Shape;568;p50_211">
            <draw:custom-shape draw:name="Google Shape;569;p50_211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1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1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1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5.726cm" svg:height="0.962cm" svg:x="1.343cm" svg:y="4.838cm">
          <draw:text-box>
            <text:p><text:span text:style-name="T4">h(9) =9 mod 8 = 1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212">
          <draw:g draw:name="Google Shape;568;p50_212">
            <draw:custom-shape draw:name="Google Shape;569;p50_212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2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2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2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13">
          <draw:g draw:name="Google Shape;568;p50_213">
            <draw:custom-shape draw:name="Google Shape;569;p50_213" draw:style-name="gr1" draw:text-style-name="P2" draw:layer="layout" svg:width="1.242cm" svg:height="0.002cm" svg:x="14.5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3" draw:style-name="gr2" draw:text-style-name="P2" draw:layer="layout" svg:width="0.938cm" svg:height="0.002cm" svg:x="14.7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3" draw:style-name="gr3" draw:text-style-name="P2" draw:layer="layout" svg:width="0.603cm" svg:height="0.003cm" svg:x="14.9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3" draw:style-name="gr4" draw:text-style-name="P2" draw:layer="layout" svg:width="1.226cm" svg:height="0.431cm" svg:x="14.6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14">
          <draw:g draw:name="Google Shape;568;p50_214">
            <draw:custom-shape draw:name="Google Shape;569;p50_214" draw:style-name="gr1" draw:text-style-name="P2" draw:layer="layout" svg:width="1.242cm" svg:height="0.002cm" svg:x="18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4" draw:style-name="gr2" draw:text-style-name="P2" draw:layer="layout" svg:width="0.938cm" svg:height="0.002cm" svg:x="18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4" draw:style-name="gr3" draw:text-style-name="P2" draw:layer="layout" svg:width="0.603cm" svg:height="0.003cm" svg:x="18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4" draw:style-name="gr4" draw:text-style-name="P2" draw:layer="layout" svg:width="1.226cm" svg:height="0.431cm" svg:x="18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7.229cm" svg:y="5.428cm">
          <text:p text:style-name="P10">65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114cm" svg:y1="5.814cm" svg:x2="17.314cm" svg:y2="5.814cm">
          <text:p/>
        </draw:line>
        <draw:custom-shape draw:style-name="gr17" draw:text-style-name="P18" draw:layer="layout" svg:width="1.4cm" svg:height="0.8cm" svg:x="9.6cm" svg:y="5.4cm">
          <text:p text:style-name="P17"><text:span text:style-name="T9">anterior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1cm" svg:y1="5.8cm" svg:x2="12.042cm" svg:y2="5.8cm">
          <text:p/>
        </draw:line>
        <draw:frame draw:style-name="gr19" draw:text-style-name="P16" draw:layer="layout" svg:width="7.902cm" svg:height="0.962cm" svg:x="1.4cm" svg:y="7.2cm">
          <draw:text-box>
            <text:p>Percorre até encontrar o 9</text:p>
          </draw:text-box>
        </draw:frame>
        <draw:custom-shape draw:style-name="gr17" draw:text-style-name="P18" draw:layer="layout" svg:width="1.4cm" svg:height="0.8cm" svg:x="16.1cm" svg:y="6.8cm">
          <text:p text:style-name="P17"><text:span text:style-name="T9">aux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6.8cm" svg:y1="6.8cm" svg:x2="15.8cm" svg:y2="6.214cm">
          <text:p/>
        </draw:line>
        <presentation:notes draw:style-name="dp1">
          <draw:page-thumbnail draw:style-name="gr6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2. Remover o elemento </text:span><text:span text:style-name="T5">52</text:span><text:span text:style-name="T2">, </text:span><text:span text:style-name="T3">9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4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g draw:name="Agrupar 13_215">
          <draw:g draw:name="Google Shape;568;p50_215">
            <draw:custom-shape draw:name="Google Shape;569;p50_215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5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5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5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16">
          <draw:g draw:name="Google Shape;568;p50_216">
            <draw:custom-shape draw:name="Google Shape;569;p50_216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6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6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6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17">
          <draw:g draw:name="Google Shape;568;p50_217">
            <draw:custom-shape draw:name="Google Shape;569;p50_217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7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7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7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18">
          <draw:g draw:name="Google Shape;568;p50_218">
            <draw:custom-shape draw:name="Google Shape;569;p50_218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8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8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8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19">
          <draw:g draw:name="Google Shape;568;p50_219">
            <draw:custom-shape draw:name="Google Shape;569;p50_219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19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19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19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5.726cm" svg:height="0.962cm" svg:x="1.343cm" svg:y="4.838cm">
          <draw:text-box>
            <text:p><text:span text:style-name="T4">h(9) =9 mod 8 = 1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custom-shape draw:style-name="gr13" draw:text-style-name="P11" draw:layer="layout" svg:width="1.2cm" svg:height="0.8cm" svg:x="15.214cm" svg:y="5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220">
          <draw:g draw:name="Google Shape;568;p50_220">
            <draw:custom-shape draw:name="Google Shape;569;p50_220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0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0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0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21">
          <draw:g draw:name="Google Shape;568;p50_221">
            <draw:custom-shape draw:name="Google Shape;569;p50_221" draw:style-name="gr1" draw:text-style-name="P2" draw:layer="layout" svg:width="1.242cm" svg:height="0.002cm" svg:x="14.5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1" draw:style-name="gr2" draw:text-style-name="P2" draw:layer="layout" svg:width="0.938cm" svg:height="0.002cm" svg:x="14.7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1" draw:style-name="gr3" draw:text-style-name="P2" draw:layer="layout" svg:width="0.603cm" svg:height="0.003cm" svg:x="14.9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1" draw:style-name="gr4" draw:text-style-name="P2" draw:layer="layout" svg:width="1.226cm" svg:height="0.431cm" svg:x="14.6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22">
          <draw:g draw:name="Google Shape;568;p50_222">
            <draw:custom-shape draw:name="Google Shape;569;p50_222" draw:style-name="gr1" draw:text-style-name="P2" draw:layer="layout" svg:width="1.242cm" svg:height="0.002cm" svg:x="18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2" draw:style-name="gr2" draw:text-style-name="P2" draw:layer="layout" svg:width="0.938cm" svg:height="0.002cm" svg:x="18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2" draw:style-name="gr3" draw:text-style-name="P2" draw:layer="layout" svg:width="0.603cm" svg:height="0.003cm" svg:x="18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2" draw:style-name="gr4" draw:text-style-name="P2" draw:layer="layout" svg:width="1.226cm" svg:height="0.431cm" svg:x="18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7.229cm" svg:y="5.428cm">
          <text:p text:style-name="P10">65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6.114cm" svg:y1="5.814cm" svg:x2="17.314cm" svg:y2="5.814cm">
          <text:p/>
        </draw:line>
        <draw:custom-shape draw:style-name="gr17" draw:text-style-name="P18" draw:layer="layout" svg:width="1.4cm" svg:height="0.8cm" svg:x="9.6cm" svg:y="5.4cm">
          <text:p text:style-name="P17"><text:span text:style-name="T9">anterior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1cm" svg:y1="5.8cm" svg:x2="12.042cm" svg:y2="5.8cm">
          <text:p/>
        </draw:line>
        <draw:frame draw:style-name="gr19" draw:text-style-name="P16" draw:layer="layout" svg:width="6.827cm" svg:height="0.962cm" svg:x="1.4cm" svg:y="7.2cm">
          <draw:text-box>
            <text:p>anterior = aux.proximo</text:p>
          </draw:text-box>
        </draw:frame>
        <draw:custom-shape draw:style-name="gr17" draw:text-style-name="P18" draw:layer="layout" svg:width="1.4cm" svg:height="0.8cm" svg:x="16.1cm" svg:y="6.8cm">
          <text:p text:style-name="P17"><text:span text:style-name="T9">aux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6.8cm" svg:y1="6.8cm" svg:x2="15.8cm" svg:y2="6.214cm">
          <text:p/>
        </draw:line>
        <presentation:notes draw:style-name="dp1">
          <draw:page-thumbnail draw:style-name="gr6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2. Remover o elemento </text:span><text:span text:style-name="T5">52</text:span><text:span text:style-name="T2">, </text:span><text:span text:style-name="T3">9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4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draw:g draw:name="Agrupar 13_223">
          <draw:g draw:name="Google Shape;568;p50_223">
            <draw:custom-shape draw:name="Google Shape;569;p50_223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3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3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3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24">
          <draw:g draw:name="Google Shape;568;p50_224">
            <draw:custom-shape draw:name="Google Shape;569;p50_224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4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4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4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25">
          <draw:g draw:name="Google Shape;568;p50_225">
            <draw:custom-shape draw:name="Google Shape;569;p50_225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5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5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5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26">
          <draw:g draw:name="Google Shape;568;p50_226">
            <draw:custom-shape draw:name="Google Shape;569;p50_226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6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6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6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27">
          <draw:g draw:name="Google Shape;568;p50_227">
            <draw:custom-shape draw:name="Google Shape;569;p50_227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7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7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7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5.726cm" svg:height="0.962cm" svg:x="1.343cm" svg:y="4.838cm">
          <draw:text-box>
            <text:p><text:span text:style-name="T4">h(9) =9 mod 8 = 1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custom-shape draw:style-name="gr13" draw:text-style-name="P11" draw:layer="layout" svg:width="1.2cm" svg:height="0.8cm" svg:x="18.214cm" svg:y="7.414cm">
          <text:p text:style-name="P10">9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14cm" svg:y1="5.814cm" svg:x2="15.214cm" svg:y2="5.814cm">
          <text:p/>
        </draw:line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228">
          <draw:g draw:name="Google Shape;568;p50_228">
            <draw:custom-shape draw:name="Google Shape;569;p50_228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8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8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8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29">
          <draw:g draw:name="Google Shape;568;p50_229">
            <draw:custom-shape draw:name="Google Shape;569;p50_229" draw:style-name="gr1" draw:text-style-name="P2" draw:layer="layout" svg:width="1.242cm" svg:height="0.002cm" svg:x="14.5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29" draw:style-name="gr2" draw:text-style-name="P2" draw:layer="layout" svg:width="0.938cm" svg:height="0.002cm" svg:x="14.7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29" draw:style-name="gr3" draw:text-style-name="P2" draw:layer="layout" svg:width="0.603cm" svg:height="0.003cm" svg:x="14.9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29" draw:style-name="gr4" draw:text-style-name="P2" draw:layer="layout" svg:width="1.226cm" svg:height="0.431cm" svg:x="14.6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30">
          <draw:g draw:name="Google Shape;568;p50_230">
            <draw:custom-shape draw:name="Google Shape;569;p50_230" draw:style-name="gr1" draw:text-style-name="P2" draw:layer="layout" svg:width="1.242cm" svg:height="0.002cm" svg:x="16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0" draw:style-name="gr2" draw:text-style-name="P2" draw:layer="layout" svg:width="0.938cm" svg:height="0.002cm" svg:x="16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0" draw:style-name="gr3" draw:text-style-name="P2" draw:layer="layout" svg:width="0.603cm" svg:height="0.003cm" svg:x="16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0" draw:style-name="gr4" draw:text-style-name="P2" draw:layer="layout" svg:width="1.226cm" svg:height="0.431cm" svg:x="16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29cm" svg:y="5.428cm">
          <text:p text:style-name="P10">65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4cm" svg:height="0.8cm" svg:x="9.6cm" svg:y="5.4cm">
          <text:p text:style-name="P17"><text:span text:style-name="T9">anterior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1cm" svg:y1="5.8cm" svg:x2="12.042cm" svg:y2="5.8cm">
          <text:p/>
        </draw:line>
        <draw:frame draw:style-name="gr19" draw:text-style-name="P16" draw:layer="layout" svg:width="6.56cm" svg:height="0.962cm" svg:x="1.4cm" svg:y="7.2cm">
          <draw:text-box>
            <text:p>Delete aux e anterior </text:p>
          </draw:text-box>
        </draw:frame>
        <draw:custom-shape draw:style-name="gr17" draw:text-style-name="P18" draw:layer="layout" svg:width="1.4cm" svg:height="0.8cm" svg:x="19.1cm" svg:y="8.8cm">
          <text:p text:style-name="P17"><text:span text:style-name="T9">aux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9.8cm" svg:y1="8.8cm" svg:x2="18.8cm" svg:y2="8.214cm">
          <text:p/>
        </draw:line>
        <presentation:notes draw:style-name="dp1">
          <draw:page-thumbnail draw:style-name="gr6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2. Remover o elemento </text:span><text:span text:style-name="T5">52</text:span><text:span text:style-name="T2">, </text:span><text:span text:style-name="T3">9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4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g draw:name="Agrupar 13_231">
          <draw:g draw:name="Google Shape;568;p50_231">
            <draw:custom-shape draw:name="Google Shape;569;p50_231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1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1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1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32">
          <draw:g draw:name="Google Shape;568;p50_232">
            <draw:custom-shape draw:name="Google Shape;569;p50_232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2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2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2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33">
          <draw:g draw:name="Google Shape;568;p50_233">
            <draw:custom-shape draw:name="Google Shape;569;p50_233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3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3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3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34">
          <draw:g draw:name="Google Shape;568;p50_234">
            <draw:custom-shape draw:name="Google Shape;569;p50_234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4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4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4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35">
          <draw:g draw:name="Google Shape;568;p50_235">
            <draw:custom-shape draw:name="Google Shape;569;p50_235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5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5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5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frame draw:style-name="gr14" draw:text-style-name="P7" draw:layer="layout" svg:width="5.726cm" svg:height="0.962cm" svg:x="1.343cm" svg:y="4.838cm">
          <draw:text-box>
            <text:p><text:span text:style-name="T4">h(9) =9 mod 8 = 1 </text:span></text:p>
          </draw:text-box>
        </draw:frame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line draw:style-name="gr11" draw:text-style-name="P12" draw:layer="layout" svg:x1="14.014cm" svg:y1="5.814cm" svg:x2="15.214cm" svg:y2="5.814cm">
          <text:p/>
        </draw:line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236">
          <draw:g draw:name="Google Shape;568;p50_236">
            <draw:custom-shape draw:name="Google Shape;569;p50_236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6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6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6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37">
          <draw:g draw:name="Google Shape;568;p50_237">
            <draw:custom-shape draw:name="Google Shape;569;p50_237" draw:style-name="gr1" draw:text-style-name="P2" draw:layer="layout" svg:width="1.242cm" svg:height="0.002cm" svg:x="14.5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7" draw:style-name="gr2" draw:text-style-name="P2" draw:layer="layout" svg:width="0.938cm" svg:height="0.002cm" svg:x="14.7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7" draw:style-name="gr3" draw:text-style-name="P2" draw:layer="layout" svg:width="0.603cm" svg:height="0.003cm" svg:x="14.9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7" draw:style-name="gr4" draw:text-style-name="P2" draw:layer="layout" svg:width="1.226cm" svg:height="0.431cm" svg:x="14.6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38">
          <draw:g draw:name="Google Shape;568;p50_238">
            <draw:custom-shape draw:name="Google Shape;569;p50_238" draw:style-name="gr1" draw:text-style-name="P2" draw:layer="layout" svg:width="1.242cm" svg:height="0.002cm" svg:x="16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8" draw:style-name="gr2" draw:text-style-name="P2" draw:layer="layout" svg:width="0.938cm" svg:height="0.002cm" svg:x="16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8" draw:style-name="gr3" draw:text-style-name="P2" draw:layer="layout" svg:width="0.603cm" svg:height="0.003cm" svg:x="16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8" draw:style-name="gr4" draw:text-style-name="P2" draw:layer="layout" svg:width="1.226cm" svg:height="0.431cm" svg:x="16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29cm" svg:y="5.428cm">
          <text:p text:style-name="P10">65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3"><text:span text:style-name="T2">R</text:span><text:span text:style-name="T2">e</text:span><text:span text:style-name="T2">s</text:span><text:span text:style-name="T2">u</text:span><text:span text:style-name="T2">lt</text:span><text:span text:style-name="T2">a</text:span><text:span text:style-name="T2">d</text:span><text:span text:style-name="T2">o</text:span></text:p>
          </draw:text-box>
        </draw:frame>
        <draw:frame draw:style-name="standard" draw:layer="layout" svg:width="2.641cm" svg:height="10.553cm" svg:x="12.042cm" svg:y="3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17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6"><text:span text:style-name="T4">43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<text:span text:style-name="T4">4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6">5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draw:g draw:name="Agrupar 13_239">
          <draw:g draw:name="Google Shape;568;p50_239">
            <draw:custom-shape draw:name="Google Shape;569;p50_239" draw:style-name="gr1" draw:text-style-name="P2" draw:layer="layout" svg:width="1.242cm" svg:height="0.002cm" svg:x="14.582cm" svg:y="7.5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39" draw:style-name="gr2" draw:text-style-name="P2" draw:layer="layout" svg:width="0.938cm" svg:height="0.002cm" svg:x="14.749cm" svg:y="7.6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39" draw:style-name="gr3" draw:text-style-name="P2" draw:layer="layout" svg:width="0.603cm" svg:height="0.003cm" svg:x="14.915cm" svg:y="7.6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39" draw:style-name="gr4" draw:text-style-name="P2" draw:layer="layout" svg:width="1.226cm" svg:height="0.431cm" svg:x="14.655cm" svg:y="7.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40">
          <draw:g draw:name="Google Shape;568;p50_240">
            <draw:custom-shape draw:name="Google Shape;569;p50_240" draw:style-name="gr1" draw:text-style-name="P2" draw:layer="layout" svg:width="1.242cm" svg:height="0.002cm" svg:x="16.282cm" svg:y="8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40" draw:style-name="gr2" draw:text-style-name="P2" draw:layer="layout" svg:width="0.938cm" svg:height="0.002cm" svg:x="16.449cm" svg:y="8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40" draw:style-name="gr3" draw:text-style-name="P2" draw:layer="layout" svg:width="0.603cm" svg:height="0.003cm" svg:x="16.615cm" svg:y="8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40" draw:style-name="gr4" draw:text-style-name="P2" draw:layer="layout" svg:width="1.226cm" svg:height="0.431cm" svg:x="16.355cm" svg:y="8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41">
          <draw:g draw:name="Google Shape;568;p50_241">
            <draw:custom-shape draw:name="Google Shape;569;p50_241" draw:style-name="gr1" draw:text-style-name="P2" draw:layer="layout" svg:width="1.242cm" svg:height="0.002cm" svg:x="14.582cm" svg:y="11.4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41" draw:style-name="gr2" draw:text-style-name="P2" draw:layer="layout" svg:width="0.938cm" svg:height="0.002cm" svg:x="14.749cm" svg:y="11.5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41" draw:style-name="gr3" draw:text-style-name="P2" draw:layer="layout" svg:width="0.603cm" svg:height="0.003cm" svg:x="14.915cm" svg:y="11.5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41" draw:style-name="gr4" draw:text-style-name="P2" draw:layer="layout" svg:width="1.226cm" svg:height="0.431cm" svg:x="14.655cm" svg:y="11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42">
          <draw:g draw:name="Google Shape;568;p50_242">
            <draw:custom-shape draw:name="Google Shape;569;p50_242" draw:style-name="gr1" draw:text-style-name="P2" draw:layer="layout" svg:width="1.242cm" svg:height="0.002cm" svg:x="14.582cm" svg:y="14.1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42" draw:style-name="gr2" draw:text-style-name="P2" draw:layer="layout" svg:width="0.938cm" svg:height="0.002cm" svg:x="14.749cm" svg:y="14.2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42" draw:style-name="gr3" draw:text-style-name="P2" draw:layer="layout" svg:width="0.603cm" svg:height="0.003cm" svg:x="14.915cm" svg:y="14.2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42" draw:style-name="gr4" draw:text-style-name="P2" draw:layer="layout" svg:width="1.226cm" svg:height="0.431cm" svg:x="14.655cm" svg:y="13.7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43">
          <draw:g draw:name="Google Shape;568;p50_243">
            <draw:custom-shape draw:name="Google Shape;569;p50_243" draw:style-name="gr1" draw:text-style-name="P2" draw:layer="layout" svg:width="1.242cm" svg:height="0.002cm" svg:x="14.582cm" svg:y="12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43" draw:style-name="gr2" draw:text-style-name="P2" draw:layer="layout" svg:width="0.938cm" svg:height="0.002cm" svg:x="14.749cm" svg:y="12.9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43" draw:style-name="gr3" draw:text-style-name="P2" draw:layer="layout" svg:width="0.603cm" svg:height="0.003cm" svg:x="14.915cm" svg:y="12.99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43" draw:style-name="gr4" draw:text-style-name="P2" draw:layer="layout" svg:width="1.226cm" svg:height="0.431cm" svg:x="14.655cm" svg:y="12.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cm" svg:y="8.1cm">
          <text:p text:style-name="P10">27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cm" svg:y1="8.5cm" svg:x2="15.2cm" svg:y2="8.5cm">
          <text:p/>
        </draw:line>
        <draw:line draw:style-name="gr11" draw:text-style-name="P12" draw:layer="layout" svg:x1="14.014cm" svg:y1="5.814cm" svg:x2="15.214cm" svg:y2="5.814cm">
          <text:p/>
        </draw:line>
        <draw:custom-shape draw:style-name="gr13" draw:text-style-name="P11" draw:layer="layout" svg:width="1.2cm" svg:height="0.8cm" svg:x="15.228cm" svg:y="4.028cm">
          <text:p text:style-name="P10">80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14.028cm" svg:y1="4.428cm" svg:x2="15.228cm" svg:y2="4.428cm">
          <text:p/>
        </draw:line>
        <draw:g draw:name="Agrupar 13_244">
          <draw:g draw:name="Google Shape;568;p50_244">
            <draw:custom-shape draw:name="Google Shape;569;p50_244" draw:style-name="gr1" draw:text-style-name="P2" draw:layer="layout" svg:width="1.242cm" svg:height="0.002cm" svg:x="16.311cm" svg:y="4.7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44" draw:style-name="gr2" draw:text-style-name="P2" draw:layer="layout" svg:width="0.938cm" svg:height="0.002cm" svg:x="16.478cm" svg:y="4.8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44" draw:style-name="gr3" draw:text-style-name="P2" draw:layer="layout" svg:width="0.603cm" svg:height="0.003cm" svg:x="16.644cm" svg:y="4.9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44" draw:style-name="gr4" draw:text-style-name="P2" draw:layer="layout" svg:width="1.226cm" svg:height="0.431cm" svg:x="16.384cm" svg:y="4.3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45">
          <draw:g draw:name="Google Shape;568;p50_245">
            <draw:custom-shape draw:name="Google Shape;569;p50_245" draw:style-name="gr1" draw:text-style-name="P2" draw:layer="layout" svg:width="1.242cm" svg:height="0.002cm" svg:x="14.596cm" svg:y="10.136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45" draw:style-name="gr2" draw:text-style-name="P2" draw:layer="layout" svg:width="0.938cm" svg:height="0.002cm" svg:x="14.763cm" svg:y="10.22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45" draw:style-name="gr3" draw:text-style-name="P2" draw:layer="layout" svg:width="0.603cm" svg:height="0.003cm" svg:x="14.929cm" svg:y="10.311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45" draw:style-name="gr4" draw:text-style-name="P2" draw:layer="layout" svg:width="1.226cm" svg:height="0.431cm" svg:x="14.669cm" svg:y="9.714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g draw:name="Agrupar 13_246">
          <draw:g draw:name="Google Shape;568;p50_246">
            <draw:custom-shape draw:name="Google Shape;569;p50_246" draw:style-name="gr1" draw:text-style-name="P2" draw:layer="layout" svg:width="1.242cm" svg:height="0.002cm" svg:x="16.311cm" svg:y="6.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0;p50_246" draw:style-name="gr2" draw:text-style-name="P2" draw:layer="layout" svg:width="0.938cm" svg:height="0.002cm" svg:x="16.478cm" svg:y="6.238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1;p50_246" draw:style-name="gr3" draw:text-style-name="P2" draw:layer="layout" svg:width="0.603cm" svg:height="0.003cm" svg:x="16.644cm" svg:y="6.325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572;p50_246" draw:style-name="gr4" draw:text-style-name="P2" draw:layer="layout" svg:width="1.226cm" svg:height="0.431cm" svg:x="16.384cm" svg:y="5.728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</draw:g>
        <draw:custom-shape draw:style-name="gr13" draw:text-style-name="P11" draw:layer="layout" svg:width="1.2cm" svg:height="0.8cm" svg:x="15.229cm" svg:y="5.428cm">
          <text:p text:style-name="P10">65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7:06:00.340718269</meta:creation-date>
    <dc:date>2021-09-30T21:12:41.280565099</dc:date>
    <meta:editing-duration>PT8M4S</meta:editing-duration>
    <meta:editing-cycles>4</meta:editing-cycles>
    <meta:generator>LibreOffice/6.4.7.2$Linux_X86_64 LibreOffice_project/40$Build-2</meta:generator>
    <meta:document-statistic meta:object-count="1855"/>
  </office:meta>
</office:document-meta>
</file>